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properties style:font-name="Times New Roman" fo:font-size="14pt" fo:font-weight="bold" officeooo:rsid="00215615" officeooo:paragraph-rsid="0004f010" style:font-size-asian="14pt" style:font-weight-asian="bold" style:font-size-complex="14pt" style:font-weight-complex="bold"/>
    </style:style>
    <style:style style:name="P3" style:family="paragraph" style:parent-style-name="Standard">
      <loext:graphic-properties draw:fill="none"/>
      <style:paragraph-properties fo:margin-left="0cm" fo:margin-right="0cm" fo:line-height="150%" fo:text-align="justify" style:justify-single-word="false" fo:text-indent="1.3cm" style:auto-text-indent="false" fo:break-before="page" fo:background-color="transparent"/>
      <style:text-properties style:font-name="Times New Roman" fo:font-size="14pt" fo:font-weight="bold" officeooo:rsid="00b00b44" officeooo:paragraph-rsid="00b00b44" style:font-size-asian="14pt" style:font-weight-asian="bold" style:font-size-complex="14pt" style:font-weight-complex="bold"/>
    </style:style>
    <style:style style:name="P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fo:font-weight="bold" officeooo:rsid="00b00b44" officeooo:paragraph-rsid="00b00b44" style:font-size-asian="14pt" style:font-weight-asian="bold" style:font-size-complex="14pt" style:font-weight-complex="bold"/>
    </style:style>
    <style:style style:name="P5" style:family="paragraph" style:parent-style-name="Standard">
      <loext:graphic-properties draw:fill="none"/>
      <style:paragraph-properties fo:margin-left="0cm" fo:margin-right="0cm" fo:line-height="150%" fo:text-align="justify" style:justify-single-word="false" fo:text-indent="1.3cm" style:auto-text-indent="false" fo:break-before="page" fo:background-color="transparent"/>
      <style:text-properties style:font-name="Times New Roman" fo:font-size="14pt" fo:font-weight="bold" officeooo:rsid="00c13d5f" officeooo:paragraph-rsid="00c13d5f"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fo:font-weight="bold" officeooo:rsid="00c13d5f" officeooo:paragraph-rsid="00c13d5f"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Times New Roman" fo:font-size="14pt" fo:font-weight="bold" officeooo:rsid="00a18cbb" officeooo:paragraph-rsid="00a18cbb"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style:font-name="Times New Roman" fo:font-size="14pt" officeooo:rsid="00215615" officeooo:paragraph-rsid="0004f010" style:font-size-asian="14pt" style:font-size-complex="14pt"/>
    </style:style>
    <style:style style:name="P9" style:family="paragraph" style:parent-style-name="Standard">
      <style:paragraph-properties fo:line-height="100%" fo:text-align="center" style:justify-single-word="false"/>
      <style:text-properties style:font-name="Times New Roman" fo:font-size="14pt" officeooo:rsid="0022763b" officeooo:paragraph-rsid="0004f010" style:font-size-asian="14pt" style:font-size-complex="14pt"/>
    </style:style>
    <style:style style:name="P10"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2763b" officeooo:paragraph-rsid="00a509c2" style:font-size-asian="14pt" style:font-size-complex="14pt"/>
    </style:style>
    <style:style style:name="P11"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3dcd2" officeooo:paragraph-rsid="0004f010" style:font-size-asian="14pt" style:font-size-complex="14pt"/>
    </style:style>
    <style:style style:name="P12" style:family="paragraph" style:parent-style-name="Standard">
      <style:paragraph-properties fo:line-height="100%" fo:text-align="end" style:justify-single-word="false"/>
      <style:text-properties style:font-name="Times New Roman" fo:font-size="14pt" officeooo:rsid="0023dcd2" officeooo:paragraph-rsid="0004f010" style:font-size-asian="14pt" style:font-size-complex="14pt"/>
    </style:style>
    <style:style style:name="P13" style:family="paragraph" style:parent-style-name="Standard">
      <style:paragraph-properties fo:line-height="100%" fo:text-align="center" style:justify-single-word="false"/>
      <style:text-properties style:font-name="Times New Roman" fo:font-size="14pt" officeooo:rsid="0023dcd2" officeooo:paragraph-rsid="0004f010" style:font-size-asian="14pt" style:font-size-complex="14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bba40" style:font-size-asian="14pt" style:font-size-complex="14pt"/>
    </style:style>
    <style:style style:name="P16"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paragraph-rsid="0004f010" style:font-size-asian="14pt" style:font-size-complex="14pt"/>
    </style:style>
    <style:style style:name="P17" style:family="paragraph" style:parent-style-name="Standard" style:master-page-name="">
      <loext:graphic-properties draw:fill="none"/>
      <style:paragraph-properties fo:margin-left="8.5cm" fo:margin-right="0cm" fo:line-height="100%" fo:text-align="start" style:justify-single-word="false" fo:text-indent="0cm" style:auto-text-indent="false" style:page-number="auto" fo:background-color="transparent"/>
      <style:text-properties style:font-name="Times New Roman" fo:font-size="14pt" officeooo:paragraph-rsid="0004f010" style:font-size-asian="14pt" style:font-size-complex="14pt"/>
    </style:style>
    <style:style style:name="P1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style:font-size-asian="14pt" style:font-size-complex="14pt"/>
    </style:style>
    <style:style style:name="P19"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Times New Roman" fo:font-size="14pt" style:font-size-asian="14pt" style:font-size-complex="14pt"/>
    </style:style>
    <style:style style:name="P20" style:family="paragraph" style:parent-style-name="Text_20_body"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Times New Roman" fo:font-size="14pt" style:font-size-asian="14pt" style:font-size-complex="14pt"/>
    </style:style>
    <style:style style:name="P21" style:family="paragraph" style:parent-style-name="Text_20_body">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style:font-size-asian="14pt" style:font-size-complex="14pt"/>
    </style:style>
    <style:style style:name="P2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2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8561e0" style:font-size-asian="14pt" style:font-size-complex="14pt"/>
    </style:style>
    <style:style style:name="P2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8196fb" style:font-size-asian="14pt" style:font-size-complex="14pt"/>
    </style:style>
    <style:style style:name="P2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a79766" style:font-size-asian="14pt" style:font-size-complex="14pt"/>
    </style:style>
    <style:style style:name="P2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fo:font-weight="normal" officeooo:rsid="00b00b44" officeooo:paragraph-rsid="00b00b44"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fo:font-weight="normal" officeooo:rsid="00b00b44" officeooo:paragraph-rsid="00c033e6"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fo:font-weight="normal" officeooo:rsid="00c13d5f" officeooo:paragraph-rsid="00c13d5f" style:font-size-asian="14pt" style:font-weight-asian="normal" style:font-size-complex="14pt" style:font-weight-complex="normal"/>
    </style:style>
    <style:style style:name="P29" style:family="paragraph" style:parent-style-name="Standard">
      <style:paragraph-properties fo:line-height="150%"/>
      <style:text-properties style:font-name="Times New Roman" fo:font-size="16pt" fo:font-weight="bold" officeooo:rsid="0079463f" officeooo:paragraph-rsid="0079463f" style:font-size-asian="16pt" style:font-weight-asian="bold" style:font-size-complex="16pt" style:font-weight-complex="bold"/>
    </style:style>
    <style:style style:name="P30" style:family="paragraph" style:parent-style-name="Standard">
      <style:paragraph-properties fo:margin-top="0.101cm" fo:margin-bottom="0.101cm" style:contextual-spacing="false" fo:line-height="115%" fo:text-align="center" style:justify-single-word="false"/>
      <style:text-properties style:font-name="Times New Roman" fo:font-size="16pt" fo:font-weight="bold" officeooo:rsid="0078ccbf" officeooo:paragraph-rsid="0078ccbf" style:font-size-asian="16pt" style:font-weight-asian="bold" style:font-size-complex="16pt" style:font-weight-complex="bold"/>
    </style:style>
    <style:style style:name="P31" style:family="paragraph" style:parent-style-name="Contents_20_Heading">
      <style:paragraph-properties fo:text-align="center" style:justify-single-word="false" fo:break-before="page"/>
      <style:text-properties style:font-name="Times New Roman" officeooo:paragraph-rsid="009f23cb"/>
    </style:style>
    <style:style style:name="P32" style:family="paragraph" style:parent-style-name="Standard">
      <style:paragraph-properties fo:line-height="150%" fo:text-align="center" style:justify-single-word="false"/>
      <style:text-properties fo:font-weight="bold" officeooo:paragraph-rsid="0004f010" style:font-weight-asian="bold" style:font-weight-complex="bold"/>
    </style:style>
    <style:style style:name="P33" style:family="paragraph" style:parent-style-name="Мой_20_заголовок_20_1">
      <style:paragraph-properties fo:break-before="page"/>
    </style:style>
    <style:style style:name="P34" style:family="paragraph" style:parent-style-name="Contents_20_1">
      <style:paragraph-properties>
        <style:tab-stops>
          <style:tab-stop style:position="16.501cm" style:type="right" style:leader-style="dotted" style:leader-text="."/>
        </style:tab-stops>
      </style:paragraph-properties>
    </style:style>
    <style:style style:name="P35" style:family="paragraph" style:parent-style-name="Standard">
      <style:paragraph-properties fo:line-height="150%" fo:text-align="center" style:justify-single-word="false"/>
      <style:text-properties officeooo:paragraph-rsid="00a18cbb"/>
    </style:style>
    <style:style style:name="P3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style>
    <style:style style:name="P37"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officeooo:paragraph-rsid="00a509c2"/>
    </style:style>
    <style:style style:name="P3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color="#c9211e" loext:opacity="100%" style:font-name="Times New Roman" fo:font-size="14pt" officeooo:paragraph-rsid="00839ad8" style:font-size-asian="14pt" style:font-size-complex="14pt"/>
    </style:style>
    <style:style style:name="P3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color="#c9211e" loext:opacity="100%" style:font-name="Times New Roman" fo:font-size="14pt" officeooo:paragraph-rsid="00b41536" style:font-size-asian="14pt" style:font-size-complex="14pt"/>
    </style:style>
    <style:style style:name="P40" style:family="paragraph" style:parent-style-name="Мой_20_заголовок_20_1">
      <style:paragraph-properties fo:break-before="page"/>
      <style:text-properties officeooo:rsid="00a5b71f" officeooo:paragraph-rsid="00a5b71f"/>
    </style:style>
    <style:style style:name="P41" style:family="paragraph" style:parent-style-name="Мой_20_заголовок_20_1">
      <style:paragraph-properties fo:break-before="page"/>
      <style:text-properties officeooo:paragraph-rsid="00a79766"/>
    </style:style>
    <style:style style:name="P42" style:family="paragraph" style:parent-style-name="Text_20_body">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paragraph-rsid="00aa6ba7" style:font-size-asian="14pt" style:font-size-complex="14pt"/>
    </style:style>
    <style:style style:name="P43"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3cm" style:auto-text-indent="false" fo:background-color="transparent" fo:keep-with-next="auto" style:writing-mode="lr-tb"/>
      <style:text-properties style:font-name="Times New Roman" fo:font-size="14pt" officeooo:paragraph-rsid="00cf3e34" style:font-size-asian="14pt" style:font-size-complex="14pt"/>
    </style:style>
    <style:style style:name="P44"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3cm" style:auto-text-indent="false" fo:background-color="transparent" fo:keep-with-next="auto" style:writing-mode="lr-tb"/>
      <style:text-properties style:font-name="Times New Roman" fo:font-size="14pt" officeooo:paragraph-rsid="00d05d0e" style:font-size-asian="14pt" style:font-size-complex="14pt"/>
    </style:style>
    <style:style style:name="P45"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3cm" style:auto-text-indent="false" fo:background-color="transparent" style:writing-mode="lr-tb"/>
      <style:text-properties style:font-name="Times New Roman" fo:font-size="14pt" officeooo:rsid="00cf3e34" officeooo:paragraph-rsid="00cf3e34" style:font-size-asian="14pt" style:font-size-complex="14pt"/>
    </style:style>
    <style:style style:name="P46"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3cm" style:auto-text-indent="false" fo:background-color="transparent" style:writing-mode="lr-tb"/>
      <style:text-properties style:font-name="Times New Roman" fo:font-size="14pt" fo:font-weight="bold" officeooo:rsid="00cf3e34" officeooo:paragraph-rsid="00cf3e34" style:font-size-asian="14pt" style:font-weight-asian="bold" style:font-size-complex="14pt" style:font-weight-complex="bold"/>
    </style:style>
    <style:style style:name="P47" style:family="paragraph" style:parent-style-name="Body_20_text_20__28_2_29_">
      <loext:graphic-properties draw:fill="none" draw:fill-color="#ffffff"/>
      <style:paragraph-properties fo:margin-left="0cm" fo:margin-right="0cm" fo:margin-top="0cm" fo:margin-bottom="0.512cm" style:contextual-spacing="false" fo:line-height="0.508cm" fo:text-align="justify" style:justify-single-word="false" fo:orphans="0" fo:widows="0" fo:text-indent="1.3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05d0e"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48"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091fd"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091fd"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0"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091fd"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1"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2ca79"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2ca79"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3"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2ca79"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4"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ab-stops>
          <style:tab-stop style:position="1.259cm"/>
        </style:tab-stops>
      </style:paragraph-properties>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6626e"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5" style:family="paragraph" style:parent-style-name="Body_20_text_20__28_2_29_" style:list-style-name="WWNum1">
      <loext:graphic-properties draw:fill="none" draw:fill-color="#ffffff"/>
      <style:paragraph-properties fo:margin-left="0cm" fo:margin-right="0cm" fo:margin-top="0cm" fo:margin-bottom="0.106cm" style:contextual-spacing="false" fo:line-height="100%" fo:text-align="justify" style:justify-single-word="false" fo:keep-together="auto" fo:orphans="0" fo:widows="0" fo:text-indent="1.251cm" style:auto-text-indent="false" fo:background-color="transparent" fo:keep-with-next="auto" style:writing-mode="lr-tb">
        <style:tab-stops>
          <style:tab-stop style:position="1.263cm"/>
        </style:tab-stops>
      </style:paragraph-properties>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6626e"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6"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9fbe7"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7"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9fbe7"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8"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e08f55"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59"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3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05d0e"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0"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091fd"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1" style:family="paragraph" style:parent-style-name="Body_20_text_20__28_2_29_" style:list-style-name="WWNum1">
      <loext:graphic-properties draw:fill="none" draw:fill-color="#ffffff"/>
      <style:paragraph-properties fo:margin-left="0cm" fo:margin-right="0cm" fo:margin-top="0cm" fo:margin-bottom="0.106cm" style:contextual-spacing="false" fo:line-height="100%" fo:text-align="justify" style:justify-single-word="false" fo:orphans="0" fo:widows="0" fo:text-indent="1.251cm" style:auto-text-indent="false" fo:background-color="transparent" style:writing-mode="lr-tb">
        <style:tab-stops>
          <style:tab-stop style:position="1.263cm"/>
        </style:tab-stops>
      </style:paragraph-properties>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6626e"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2"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d9fbe7"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3" style:family="paragraph" style:parent-style-name="Body_20_text_20__28_2_29_">
      <loext:graphic-properties draw:fill="none" draw:fill-color="#ffffff"/>
      <style:paragraph-properties fo:margin-left="0cm" fo:margin-right="0cm" fo:margin-top="0cm" fo:margin-bottom="0.85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e08f55"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4"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e08f55"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5" style:family="paragraph" style:parent-style-name="Body_20_text_20__28_2_29_">
      <loext:graphic-properties draw:fill="none" draw:fill-color="#ffffff"/>
      <style:paragraph-properties fo:margin-left="0cm" fo:margin-right="0cm" fo:margin-top="0cm" fo:margin-bottom="0cm" style:contextual-spacing="false" fo:line-height="0.614cm" fo:keep-together="auto" fo:orphans="0" fo:widows="0" fo:text-indent="0cm" style:auto-text-indent="false" fo:background-color="transparent" fo:keep-with-next="auto"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paragraph-rsid="00e2dd18"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6"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rsid="00e2dd18" officeooo:paragraph-rsid="00e2dd18"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P67"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3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bold" officeooo:rsid="00d05d0e" officeooo:paragraph-rsid="00d05d0e" style:font-name-asian="Times New Roman1" style:font-size-asian="14pt" style:language-asian="ru" style:country-asian="RU" style:font-style-asian="normal" style:font-weight-asian="bold" style:font-name-complex="Times New Roman1" style:font-size-complex="14pt" style:language-complex="ru" style:country-complex="RU" style:font-style-complex="normal" style:font-weight-complex="bold" style:text-scale="100%"/>
    </style:style>
    <style:style style:name="P68"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bold" officeooo:rsid="00d2ca79" officeooo:paragraph-rsid="00d2ca79" style:font-name-asian="Times New Roman1" style:font-size-asian="14pt" style:language-asian="ru" style:country-asian="RU" style:font-style-asian="normal" style:font-weight-asian="bold" style:font-name-complex="Times New Roman1" style:font-size-complex="14pt" style:language-complex="ru" style:country-complex="RU" style:font-style-complex="normal" style:font-weight-complex="bold" style:text-scale="100%"/>
    </style:style>
    <style:style style:name="P69"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bold" officeooo:rsid="00e08f55" officeooo:paragraph-rsid="00e08f55" style:font-name-asian="Times New Roman1" style:font-size-asian="14pt" style:language-asian="ru" style:country-asian="RU" style:font-style-asian="normal" style:font-weight-asian="bold" style:font-name-complex="Times New Roman1" style:font-size-complex="14pt" style:language-complex="ru" style:country-complex="RU" style:font-style-complex="normal" style:font-weight-complex="bold" style:text-scale="100%"/>
    </style:style>
    <style:style style:name="P70"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bold" officeooo:rsid="00e2dd18" officeooo:paragraph-rsid="00e2dd18" style:font-name-asian="Times New Roman1" style:font-size-asian="14pt" style:language-asian="ru" style:country-asian="RU" style:font-style-asian="normal" style:font-weight-asian="bold" style:font-name-complex="Times New Roman1" style:font-size-complex="14pt" style:language-complex="ru" style:country-complex="RU" style:font-style-complex="normal" style:font-weight-complex="bold" style:text-scale="100%"/>
    </style:style>
    <style:style style:name="P71"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officeooo:paragraph-rsid="00d2ca79"/>
    </style:style>
    <style:style style:name="P72"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officeooo:paragraph-rsid="00d6626e"/>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officeooo:paragraph-rsid="00d83b35"/>
    </style:style>
    <style:style style:name="P74"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officeooo:paragraph-rsid="00d091fd"/>
    </style:style>
    <style:style style:name="P75"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ext-properties officeooo:paragraph-rsid="00d2ca79"/>
    </style:style>
    <style:style style:name="P76"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officeooo:paragraph-rsid="00d6626e"/>
    </style:style>
    <style:style style:name="P77"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ext-properties officeooo:paragraph-rsid="00d6626e"/>
    </style:style>
    <style:style style:name="P78"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officeooo:paragraph-rsid="00d83b35"/>
    </style:style>
    <style:style style:name="P79"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fo:background-color="transparent" fo:keep-with-next="auto" style:writing-mode="lr-tb"/>
      <style:text-properties officeooo:paragraph-rsid="00d9fbe7"/>
    </style:style>
    <style:style style:name="P80" style:family="paragraph" style:parent-style-name="Body_20_text_20__28_2_29_">
      <loext:graphic-properties draw:fill="none" draw:fill-color="#ffffff"/>
      <style:paragraph-properties fo:margin-left="0cm" fo:margin-right="0cm" fo:margin-top="0cm" fo:margin-bottom="0.097cm" style:contextual-spacing="false" fo:line-height="100%" fo:text-align="justify" style:justify-single-word="false" fo:keep-together="auto" fo:orphans="0" fo:widows="0" fo:text-indent="1.251cm" style:auto-text-indent="false" fo:background-color="transparent" fo:keep-with-next="auto" style:writing-mode="lr-tb"/>
      <style:text-properties officeooo:paragraph-rsid="00d9fbe7"/>
    </style:style>
    <style:style style:name="P81" style:family="paragraph" style:parent-style-name="Body_20_text_20__28_2_29_"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251cm" style:auto-text-indent="false" style:page-number="auto" fo:background-color="transparent" fo:keep-with-next="auto" style:writing-mode="lr-tb"/>
      <style:text-properties officeooo:paragraph-rsid="00e08f55"/>
    </style:style>
    <style:style style:name="P82"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weight="bold" officeooo:rsid="00d48946" officeooo:paragraph-rsid="00d48946" style:font-weight-asian="bold" style:font-weight-complex="bold"/>
    </style:style>
    <style:style style:name="P83" style:family="paragraph" style:parent-style-name="Body_20_text_20__28_2_29_">
      <loext:graphic-properties draw:fill="none" draw:fill-color="#ffffff"/>
      <style:paragraph-properties fo:margin-left="0cm" fo:margin-right="0cm" fo:margin-top="0cm" fo:margin-bottom="0cm" style:contextual-spacing="false" fo:line-height="100%" fo:text-align="justify" style:justify-single-word="false" fo:orphans="0" fo:widows="0" fo:text-indent="1.251cm" style:auto-text-indent="false" fo:background-color="transparent" style:writing-mode="lr-tb"/>
      <style:text-properties fo:font-weight="bold" officeooo:rsid="00d6626e" officeooo:paragraph-rsid="00d6626e" style:font-weight-asian="bold" style:font-weight-complex="bold"/>
    </style:style>
    <style:style style:name="P84" style:family="paragraph" style:parent-style-name="Footer">
      <style:paragraph-properties fo:text-align="center" style:justify-single-word="false"/>
    </style:style>
    <style:style style:name="P85" style:family="paragraph" style:parent-style-name="Standard" style:list-style-name="L1" style:master-page-name="">
      <loext:graphic-properties draw:fill="none"/>
      <style:paragraph-properties fo:margin-left="0cm" fo:margin-right="0cm" fo:line-height="150%" fo:text-indent="1.3cm" style:auto-text-indent="false" style:page-number="auto" fo:background-color="transparent"/>
      <style:text-properties style:font-name="Times New Roman" fo:font-size="14pt" officeooo:paragraph-rsid="00aa6ce1" style:font-size-asian="14pt" style:font-size-complex="14pt"/>
    </style:style>
    <style:style style:name="P86" style:family="paragraph" style:parent-style-name="Standard" style:list-style-name="L1">
      <loext:graphic-properties draw:fill="none"/>
      <style:paragraph-properties fo:margin-left="0cm" fo:margin-right="0cm" fo:line-height="150%" fo:text-indent="1.3cm" style:auto-text-indent="false" fo:background-color="transparent"/>
      <style:text-properties style:font-name="Times New Roman" fo:font-size="14pt" officeooo:paragraph-rsid="00aa6ce1" style:font-size-asian="14pt" style:font-size-complex="14pt"/>
    </style:style>
    <style:style style:name="P87" style:family="paragraph" style:parent-style-name="Standard" style:list-style-name="List_20_2"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Times New Roman" fo:font-size="14pt" fo:font-weight="normal" officeooo:rsid="00b00b44" officeooo:paragraph-rsid="00b00b44" style:font-size-asian="14pt" style:font-weight-asian="normal" style:font-size-complex="14pt" style:font-weight-complex="normal"/>
    </style:style>
    <style:style style:name="P88" style:family="paragraph" style:parent-style-name="Standard" style:list-style-name="List_20_2">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fo:font-weight="normal" officeooo:rsid="00b00b44" officeooo:paragraph-rsid="00b00b44"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fo:font-weight="normal" officeooo:rsid="00b00b44" officeooo:paragraph-rsid="00b00b44"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fo:font-weight="normal" officeooo:rsid="00b00b44" officeooo:paragraph-rsid="00b00b44"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paragraph-rsid="00b00b44"/>
    </style:style>
    <style:style style:name="P92" style:family="paragraph" style:parent-style-name="Standard">
      <loext:graphic-properties draw:fill="none"/>
      <style:paragraph-properties fo:margin-left="0cm" fo:margin-right="0cm" fo:line-height="150%" fo:text-align="justify" style:justify-single-word="false" fo:text-indent="1.3cm" style:auto-text-indent="false" fo:break-before="page" fo:background-color="transparent"/>
      <style:text-properties style:font-name="Times New Roman" fo:font-size="14pt" officeooo:rsid="00ce1f3a" officeooo:paragraph-rsid="00ce1f3a" style:font-size-asian="14pt" style:font-size-complex="14pt"/>
    </style:style>
    <style:style style:name="P9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Times New Roman" fo:font-size="14pt" officeooo:rsid="00ce1f3a" officeooo:paragraph-rsid="00ce1f3a" style:font-size-asian="14pt" style:font-size-complex="14pt"/>
    </style:style>
    <style:style style:name="P94" style:family="paragraph" style:parent-style-name="Standard" style:master-page-name="">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1.3cm" style:auto-text-indent="false" style:page-number="auto" fo:background-color="transparent" fo:keep-with-next="auto" style:writing-mode="lr-tb"/>
      <style:text-properties officeooo:paragraph-rsid="00cf3e34"/>
    </style:style>
    <style:style style:name="P95" style:family="paragraph">
      <loext:graphic-properties draw:fill="solid" draw:fill-color="#fafafa"/>
    </style:style>
    <style:style style:name="P96" style:family="paragraph">
      <style:paragraph-properties fo:text-align="center"/>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c4e49b" style:font-size-asian="14pt" style:font-size-complex="14pt"/>
    </style:style>
    <style:style style:name="T3" style:family="text">
      <style:text-properties style:font-name="Times New Roman" fo:font-size="14pt" officeooo:rsid="00215615" style:font-size-asian="14pt" style:font-size-complex="14pt"/>
    </style:style>
    <style:style style:name="T4" style:family="text">
      <style:text-properties style:font-name="Times New Roman" fo:font-size="14pt" officeooo:rsid="0022763b" style:font-size-asian="14pt" style:font-size-complex="14pt"/>
    </style:style>
    <style:style style:name="T5" style:family="text">
      <style:text-properties style:font-name="Times New Roman" fo:font-size="14pt" officeooo:rsid="00a509c2" style:font-size-asian="14pt" style:font-size-complex="14pt"/>
    </style:style>
    <style:style style:name="T6" style:family="text">
      <style:text-properties style:font-name="Times New Roman" fo:font-size="14pt" fo:font-weight="bold" officeooo:rsid="0022763b" style:font-size-asian="14pt" style:font-weight-asian="bold" style:font-size-complex="14pt" style:font-weight-complex="bold"/>
    </style:style>
    <style:style style:name="T7" style:family="text">
      <style:text-properties style:font-name="Times New Roman" fo:font-size="14pt" fo:font-weight="bold" officeooo:rsid="00a18cbb" style:font-size-asian="14pt" style:font-weight-asian="bold" style:font-size-complex="14pt" style:font-weight-complex="bold"/>
    </style:style>
    <style:style style:name="T8" style:family="text">
      <style:text-properties officeooo:rsid="0022763b"/>
    </style:style>
    <style:style style:name="T9" style:family="text">
      <style:text-properties fo:font-weight="bold" style:font-weight-asian="bold" style:font-weight-complex="bold"/>
    </style:style>
    <style:style style:name="T10" style:family="text">
      <style:text-properties fo:font-weight="bold" officeooo:rsid="00d9fbe7" style:font-weight-asian="bold" style:font-weight-complex="bold"/>
    </style:style>
    <style:style style:name="T11" style:family="text">
      <style:text-properties officeooo:rsid="0004f010"/>
    </style:style>
    <style:style style:name="T12" style:family="text">
      <style:text-properties officeooo:rsid="00a79766"/>
    </style:style>
    <style:style style:name="T13" style:family="text">
      <style:text-properties officeooo:rsid="00b55a83"/>
    </style:style>
    <style:style style:name="T14" style:family="text">
      <style:text-properties officeooo:rsid="00c226b1"/>
    </style:style>
    <style:style style:name="T15" style:family="text">
      <style:text-properties officeooo:rsid="00c31be3"/>
    </style:style>
    <style:style style:name="T16" style:family="text">
      <style:text-properties officeooo:rsid="00c38178"/>
    </style:style>
    <style:style style:name="T17" style:family="text">
      <style:text-properties officeooo:rsid="00c86cc1"/>
    </style:style>
    <style:style style:name="T18" style:family="text">
      <style:text-properties officeooo:rsid="00c933f7"/>
    </style:style>
    <style:style style:name="T19" style:family="text">
      <style:text-properties fo:color="#000000" loext:opacity="100%" fo:letter-spacing="normal" fo:language="ru" fo:country="RU" style:language-asian="ru" style:country-asian="RU" style:language-complex="ru" style:country-complex="RU" style:text-scale="100%"/>
    </style:style>
    <style:style style:name="T20" style:family="text">
      <style:text-properties fo:color="#000000" loext:opacity="100%" style:font-name="Times New Roman" fo:font-size="14pt" fo:letter-spacing="normal" fo:language="ru" fo:country="RU" style:font-size-asian="14pt" style:language-asian="ru" style:country-asian="RU" style:font-size-complex="14pt" style:language-complex="ru" style:country-complex="RU" style:text-scale="100%"/>
    </style:style>
    <style:style style:name="T21" style:family="text">
      <style:text-properties fo:color="#000000" loext:opacity="100%" style:font-name="Times New Roman" fo:font-size="14pt" fo:letter-spacing="normal" fo:language="ru" fo:country="RU" officeooo:rsid="00cf3e34" style:font-size-asian="14pt" style:language-asian="ru" style:country-asian="RU" style:font-size-complex="14pt" style:language-complex="ru" style:country-complex="RU" style:text-scale="100%"/>
    </style:style>
    <style:style style:name="T22" style:family="text">
      <style:text-properties style:font-name="Times New Roman" fo:font-size="14pt" style:font-size-asian="14pt" style:font-size-complex="14pt"/>
    </style:style>
    <style:style style:name="T23" style:family="text">
      <style:text-properties fo:font-variant="normal" fo:text-transform="none" fo:color="#000000" loext:opacity="100%" style:text-line-through-style="none" style:text-line-through-type="none" fo:letter-spacing="normal" fo:language="ru" fo:country="RU" fo:font-style="normal" style:text-underline-style="none" fo:font-weight="normal" style:font-name-asian="Times New Roman1" style:language-asian="ru" style:country-asian="RU" style:font-style-asian="normal" style:font-weight-asian="normal" style:font-name-complex="Times New Roman1" style:language-complex="ru" style:country-complex="RU" style:font-style-complex="normal" style:font-weight-complex="normal" style:text-scale="100%"/>
    </style:style>
    <style:style style:name="T24" style:family="text">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T25" style:family="text">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rsid="00e08f55"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T26" style:family="text">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fo:font-weight="normal" officeooo:rsid="00e16655" style:font-name-asian="Times New Roman1" style:font-size-asian="14pt" style:language-asian="ru" style:country-asian="RU" style:font-style-asian="normal" style:font-weight-asian="normal" style:font-name-complex="Times New Roman1" style:font-size-complex="14pt" style:language-complex="ru" style:country-complex="RU" style:font-style-complex="normal" style:font-weight-complex="normal" style:text-scale="100%"/>
    </style:style>
    <style:style style:name="T27" style:family="text">
      <style:text-properties fo:font-variant="normal" fo:text-transform="none" fo:color="#000000" loext:opacity="100%" style:text-line-through-style="none" style:text-line-through-type="none" style:font-name="Times New Roman" fo:font-size="14pt" fo:letter-spacing="normal" fo:language="ru" fo:country="RU" fo:font-style="normal" style:text-underline-style="none" style:font-name-asian="Times New Roman1" style:font-size-asian="14pt" style:language-asian="ru" style:country-asian="RU" style:font-style-asian="normal" style:font-name-complex="Times New Roman1" style:font-size-complex="14pt" style:language-complex="ru" style:country-complex="RU" style:font-style-complex="normal" style:text-scale="100%"/>
    </style:style>
    <style:style style:name="T28" style:family="text">
      <style:text-properties officeooo:rsid="00d9fbe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Long_20_Dot" svg:stroke-width="0.049cm" svg:stroke-color="#000000" draw:marker-start-width="0.42cm" draw:marker-end-width="0.42cm" draw:fill="solid" draw:fill-color="#fafafa" draw:textarea-horizontal-align="center" draw:textarea-vertical-align="middle" draw:auto-grow-height="false" draw:fit-to-contour="true" fo:min-height="0.919cm" fo:min-width="16.173cm" fo:padding-top="0.025cm" fo:padding-bottom="0.025cm" fo:padding-left="0.025cm" fo:padding-right="0.025cm" loext:decorative="false" style:run-through="foreground"/>
    </style:style>
    <style:style style:name="gr3" style:family="graphic">
      <style:graphic-properties draw:stroke="solid" draw:stroke-dash="Long_20_Dot" svg:stroke-width="0.049cm" svg:stroke-color="#000000" draw:marker-start-width="0.42cm" draw:marker-end-width="0.42cm" draw:fill="solid" draw:fill-color="#fafafa" draw:textarea-horizontal-align="center" draw:textarea-vertical-align="middle" draw:auto-grow-height="false" draw:fit-to-contour="true" fo:min-height="1.704cm" fo:min-width="3.246cm" fo:padding-top="0.025cm" fo:padding-bottom="0.025cm" fo:padding-left="0.025cm" fo:padding-right="0.025cm" loext:decorative="false" style:run-through="foreground"/>
    </style:style>
    <style:style style:name="gr4" style:family="graphic">
      <style:graphic-properties draw:stroke="solid" draw:stroke-dash="Long_20_Dot" svg:stroke-width="0.049cm" svg:stroke-color="#000000" draw:marker-start-width="0.42cm" draw:marker-end-width="0.42cm" draw:fill="solid" draw:fill-color="#fafafa" draw:textarea-horizontal-align="center" draw:textarea-vertical-align="middle" draw:auto-grow-height="false" draw:fit-to-contour="true" fo:min-height="1.704cm" fo:min-width="2.311cm" fo:padding-top="0.025cm" fo:padding-bottom="0.025cm" fo:padding-left="0.025cm" fo:padding-right="0.025cm" loext:decorative="false" style:run-through="foreground"/>
    </style:style>
    <style:style style:name="gr5" style:family="graphic">
      <style:graphic-properties draw:textarea-horizontal-align="center" draw:textarea-vertical-align="middle" draw:fit-to-contour="true" loext:decorative="false" style:run-through="foreground"/>
    </style:style>
    <style:style style:name="gr6" style:family="graphic">
      <style:graphic-properties draw:stroke="solid" draw:stroke-dash="Long_20_Dot" svg:stroke-width="0.049cm" svg:stroke-color="#000000" draw:marker-start-width="0.42cm" draw:marker-end-width="0.42cm" draw:fill="solid" draw:fill-color="#fafafa" draw:textarea-horizontal-align="center" draw:textarea-vertical-align="middle" draw:auto-grow-height="false" draw:fit-to-contour="true" fo:min-height="1.704cm" fo:min-width="2.81cm" fo:padding-top="0.025cm" fo:padding-bottom="0.025cm" fo:padding-left="0.025cm" fo:padding-right="0.025cm" loext:decorative="false" style:run-through="foreground"/>
    </style:style>
    <style:style style:name="gr7" style:family="graphic">
      <style:graphic-properties draw:stroke="solid" draw:stroke-dash="Long_20_Dot" svg:stroke-width="0.049cm" svg:stroke-color="#000000" draw:marker-start-width="0.42cm" draw:marker-end-width="0.42cm" draw:fill="solid" draw:fill-color="#fafafa" draw:textarea-horizontal-align="center" draw:textarea-vertical-align="middle" draw:auto-grow-height="false" draw:fit-to-contour="true" fo:min-height="1.704cm" fo:min-width="2.653cm" fo:padding-top="0.025cm" fo:padding-bottom="0.025cm" fo:padding-left="0.025cm" fo:padding-right="0.025cm"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
      <text:p text:style-name="P2">Интернет-институт</text:p>
      <text:p text:style-name="P2"/>
      <text:p text:style-name="P2"/>
      <text:p text:style-name="P8"/>
      <text:p text:style-name="P8"/>
      <text:p text:style-name="P8"/>
      <text:p text:style-name="P8"/>
      <text:p text:style-name="P8"/>
      <text:p text:style-name="P8"/>
      <text:p text:style-name="P8"/>
      <text:p text:style-name="P32"><text:span text:style-name="T2">КОНТРОЛЬНАЯ</text:span><text:span text:style-name="T3"> РАБОТА</text:span></text:p>
      <text:p text:style-name="P35"><text:span text:style-name="T6">ПО ДИСЦИПЛИНЕ «</text:span><text:span text:style-name="T7">ЭКОНОМИКА</text:span><text:span text:style-name="T6">» </text:span></text:p>
      <text:p text:style-name="P7">НА ТЕМУ:</text:p>
      <text:p text:style-name="P30">Структура рыночной экономики: чистый капитализм и смешанная экономика</text:p>
      <text:p text:style-name="P9"/>
      <text:p text:style-name="P9"/>
      <text:p text:style-name="P9"/>
      <text:p text:style-name="P9"/>
      <text:p text:style-name="P9"/>
      <text:p text:style-name="P9"/>
      <text:p text:style-name="P9"/>
      <text:p text:style-name="P17"/>
      <text:p text:style-name="P16"/>
      <text:p text:style-name="P16"/>
      <text:p text:style-name="P16"/>
      <text:p text:style-name="P16"><text:span text:style-name="T8">Выполнил: студент гр. </text:span>ИБ262521-ф</text:p>
      <text:p text:style-name="P37"><text:span text:style-name="T4">Артемов Александр Евгеньеви</text:span><text:span text:style-name="T5">ч</text:span></text:p>
      <text:p text:style-name="P10">Проверил: </text:p>
      <text:p text:style-name="P11">Галустян Микаел Жирайрович</text:p>
      <text:p text:style-name="P12"/>
      <text:p text:style-name="P12"/>
      <text:p text:style-name="P12"/>
      <text:p text:style-name="P12"/>
      <text:p text:style-name="P12"/>
      <text:p text:style-name="P13">Тула 202<text:span text:style-name="T11">3</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1">Оглавление</text:p>
          </text:index-title>
          <text:p text:style-name="P34"><text:a xlink:type="simple" xlink:href="#__RefHeading___Toc3062_3762084572" text:style-name="Index_20_Link" text:visited-style-name="Index_20_Link">Введение<text:tab/>3</text:a></text:p>
          <text:p text:style-name="P34"><text:a xlink:type="simple" xlink:href="#__RefHeading___Toc3064_3762084572" text:style-name="Index_20_Link" text:visited-style-name="Index_20_Link">Что такое коррупция?<text:tab/>5</text:a></text:p>
          <text:p text:style-name="P34"><text:a xlink:type="simple" xlink:href="#__RefHeading___Toc3066_3762084572" text:style-name="Index_20_Link" text:visited-style-name="Index_20_Link">Распространенные определения и их составляющие.<text:tab/>6</text:a></text:p>
          <text:p text:style-name="P34"><text:a xlink:type="simple" xlink:href="#__RefHeading___Toc3068_3762084572" text:style-name="Index_20_Link" text:visited-style-name="Index_20_Link">Политическая и бюрократическая коррупция.<text:tab/>7</text:a></text:p>
          <text:p text:style-name="P34"><text:a xlink:type="simple" xlink:href="#__RefHeading___Toc3070_3762084572" text:style-name="Index_20_Link" text:visited-style-name="Index_20_Link">Специфические черты политической коррупции.<text:tab/>8</text:a></text:p>
          <text:p text:style-name="P34"><text:a xlink:type="simple" xlink:href="#__RefHeading___Toc3072_3762084572" text:style-name="Index_20_Link" text:visited-style-name="Index_20_Link">Субъекты политической коррупции.<text:tab/>10</text:a></text:p>
          <text:p text:style-name="P34"><text:a xlink:type="simple" xlink:href="#__RefHeading___Toc3074_3762084572" text:style-name="Index_20_Link" text:visited-style-name="Index_20_Link">Цели и формы проявления политической коррупции.<text:tab/>11</text:a></text:p>
          <text:p text:style-name="P34"><text:a xlink:type="simple" xlink:href="#__RefHeading___Toc3076_3762084572" text:style-name="Index_20_Link" text:visited-style-name="Index_20_Link">Характер действий субъектов политической коррупции.<text:tab/>13</text:a></text:p>
          <text:p text:style-name="P34"><text:a xlink:type="simple" xlink:href="#__RefHeading___Toc3078_3762084572" text:style-name="Index_20_Link" text:visited-style-name="Index_20_Link">Заключение.<text:tab/>15</text:a></text:p>
          <text:p text:style-name="P34"><text:a xlink:type="simple" xlink:href="#__RefHeading___Toc3080_3762084572" text:style-name="Index_20_Link" text:visited-style-name="Index_20_Link">Источники<text:tab/>16</text:a></text:p>
        </text:index-body>
      </text:table-of-content>
      <text:p text:style-name="Мой_20_заголовок"/>
      <text:h text:style-name="P33" text:outline-level="1"><text:bookmark-start text:name="__RefHeading___Toc3062_3762084572"/>Введение<text:bookmark-end text:name="__RefHeading___Toc3062_3762084572"/></text:h>
      <text:p text:style-name="P20">Экономическая система — совокупность экономических процессов, совершающихся в обществе на основе сложившихся отношений собственности и организационно-правовых форм.</text:p>
      <text:p text:style-name="P19">Совокупность всех экономических процессов, совершающихся в обществе на основе действующих в нем имущественных отношений и организационных форм, представляет собой экономическую систему этого общества. Зная суть системы, можно понять многие закономерности хозяйственной жизни общества. </text:p>
      <text:p text:style-name="P18">Основными элементами экономической системы являются базирующиеся на сложившихся в каждой экономической системе формах собственности экономические ресурсы и результаты хозяйственной деятельности, организационные формы хозяйственной деятельности, хозяйственный механизм, т.е. способ регулирования экономической деятельности на макроэкономическом уровне, конкретные экономические связи между хозяйственными субъектами. </text:p>
      <text:p text:style-name="P21">В последние 150 - 200 лет в мире действовали различные экономические системы. Они различаются подходом и методами решения основных экономических проблем. В некоторых так называемых слаборазвитых странах действуют традиционные, основанные на обычаях, экономические системы. Традиции, передающиеся от поколения к поколению, определяют, какие товары и услуги, как и для кого производить. Перечень благ, технологии производства и распределение базируются на обычаях, освященных временем. Экономические потребности индивидуумов определяются наследственностью и кастовой принадлежностью. Технический прогресс проникает в эти системы с большими трудностями, так как он вступает в противоречие с традициями и угрожает стабильности существующего строя.</text:p>
      <text:p text:style-name="P19"><text:soft-page-break/>Наличие специфических ресурсов также обусловливает традиционность в решении экономических задач. </text:p>
      <text:p text:style-name="P18">Командная экономика. Все решения по основным экономическим проблемам принимает государство. Все ресурсы здесь составляют собственность государства. Центральное экономическое планирование охватывает все уровни - от домашнего хозяйства, до государственного. Распределение ресурсов осуществляется на основе долговременных приоритетов. В силу этого производство благ постоянно отрывается от общественных потребностей. Прогресс общества тормозится.</text:p>
      <text:p text:style-name="P18">Рыночная экономика. В рыночной экономике все ответы на основные экономические вопросы: что? как? и для кого? - определяет рынок: цены, прибыли и убытки.</text:p>
      <text:p text:style-name="P18">- «Что» решается платежеспособным спросом, голосованием деньгами. Потребитель сам решает, за что он готов платить деньги. Производитель же будет сам стремиться удовлетворить желание потребителя отдать деньги за нужный ему товар.</text:p>
      <text:p text:style-name="P18">- «Как» решается производителем, стремящимся получить большую прибыль. Поскольку установление цен зависит не только от него, то для достижения своей цели в условиях конкуренции производитель должен произвести и продать как можно больше товаров и по более низкой цене, чем его конкуренты.</text:p>
      <text:p text:style-name="P18">- «Для кого» решается в пользу различных групп потребителей с учетом их доходов.</text:p>
      <text:p text:style-name="P36"><text:span text:style-name="T1">Смешанная экономика. Современная рыночная система являет собой сочетание форм предпринимательской деятельности и роли государства.</text:span> </text:p>
      <text:h text:style-name="Мой_20_заголовок_20_1" text:outline-level="1"/>
      <text:h text:style-name="P40" text:outline-level="1"><text:bookmark-start text:name="__RefHeading___Toc3064_3762084572"/>Основная часть.<text:bookmark-end text:name="__RefHeading___Toc3064_3762084572"/></text:h>
      <text:p text:style-name="P42">Фундаментальной проблемой для экономической теории и практики был и остается способ согласования действий участников общественного производства. От выбора того или иного способа зависят в конечном счете суть и особенности функционирования различных социально-экономических систем. Каждое общество должно создать такую экономическую систему, которая могла бы решить следующие фундаментальные вопросы:</text:p>
      <text:list text:style-name="L1">
        <text:list-item>
          <text:p text:style-name="P85">что из товаров и услуг нужно производить?</text:p>
        </text:list-item>
        <text:list-item>
          <text:p text:style-name="P86">как эти товары и услуги будут производиться?</text:p>
        </text:list-item>
        <text:list-item>
          <text:p text:style-name="P86">кто получит доходы от реализации товаров и услуг?</text:p>
        </text:list-item>
      </text:list>
      <text:p text:style-name="P19">Отсюда и возникает фундаментальный вопрос экономической теории и практики, который можно сформулировать следующим образом: каков тот социально-экономический механизм, который побуждает выполнять работу, нужную для удовлетворения разнообразных общественных потребностей, причем с высоким качеством и эффективностью?</text:p>
      <text:p text:style-name="P18">Со времен появления человеческого общества существовали самые различные экономические системы. Любая из моделей экономических систем отличается по двум основных признакам: 1) по форме собственности на средства производства и 2) по способу, посредством которого координируется и управляется экономическая деятельность.</text:p>
      <text:p text:style-name="P18">В связи с этим рассмотрим основные модели экономических систем: чистый капитализм, командную и смешанную экономику.</text:p>
      <text:p text:style-name="P18">Чистый капитализм, или капитализм эпохи свободной конкуренции, характеризуется частной собственностью на средства производства и использования системы рынков и цен для координации экономической деятельности. В системе свободного предпринимательства экономическое поведение каждого его участника мотивируется его личными, эгоистическими интересами; каждая экономическая единица стремится максимизировать свой доход на основе индивидуального принятия решения. <text:soft-page-break/>Но законы рынка заставляют производителя выпускать не любые продукты, а только те, что нужны покупателям, и продавать их по возможно более низкой цене, чтобы победить конкурентов. Таким образом, хотя предприниматель вовсе не думает о благоденствии общества, его эгоизм приносит пользу, ибо обеспечивает изобилие товаров и услуг лучшего качества по более низкой цене. Вот почему теоретик экономики свободного предпринимательства А. Смит требует предоставить человеку возможность свободно преследовать в экономической деятельности свою выгоду, и это будет наилучшим образом способствовать общественному благу посредством роста богатства каждого. Такой подход принято именовать "либеральным".</text:p>
      <text:p text:style-name="P18">Рыночная система функционирует в качестве механизма, посредством которого индивидуальные решения предаются гласности и координируются. Тот факт, что товары и услуги производятся, а ресурсы предлагаются в условиях конкуренции, означает, что существует много самостоятельно действующих покупателей и продавцов каждого продукта и ресурса. В результате экономическая власть широко рассеяна. Экономисты часто сравнивают рынок с кабиной для голосования. Только на выборах люди голосуют за политиков, а на рынке своей покупкой экономически выбирают те или иные товары (услуги). Реакция потребителей может привести как к процветанию хозяйствующего субъекта, так и к его ликвидации, т.е. на анонимный диктат рынка жаловаться некому.</text:p>
      <text:p text:style-name="P18">Защитники чистого капитализма утверждают, что такая экономическая система благоприятствует эффективности использования ресурсов, стабильности производства и занятости, экономическому росту. Вот почему здесь очень мала необходимость в правительственном планировании, в государственном контроле и вмешательстве в экономический процесс. Роль государства ограничивается защитой частной собственности и установлением правовой структуры, облегчающей функционирование свободных рынков.</text:p>
      <text:p text:style-name="P18"><text:soft-page-break/>В экономике свободного предпринимательства формируется и соответствующей ее сути тип личности - энергичной, инициативной, способной к творчеству и оправданному риску. Вместе с тем субъекты рыночных отношений далеко не идеальны, в частности, им свойственен эгоизм, преувеличение роли материального над духовным, безразличие к социальным проблемам.</text:p>
      <text:p text:style-name="P18">Развитие экономики чистого капитализма идет стихийно, но чрезвычайно бурно, сопровождается резкими социальными сдвигами и периодическими кризисами перепроизводства, банкротством предприятий и целых отраслей. Высокая эффективность производства, насыщенность рынка товарами не сочетается с принципами социальной справедливости. Поэтому выбор в пользу этой экономической системы - это не выбор между наличием проблем и их отсутствием, а между различными наборами проблем.</text:p>
      <text:p text:style-name="P18">Альтернативой системе чистого капитализма является командная экономика. Основное содержание этой системы составляет государственная собственность на средства производства и централизованное планирование. Предприятия являются собственностью государства и осуществляют производство на основе государственных директив. Все крупные решения, касающиеся объема производства, используемых ресурсов, структуры и распределения продукции, организации производства, принимаются центральным плановым органом. План конкретизирует количество ресурсов, которое должно быть выделено каждой отрасли и предприятию. Планом устанавливаются пропорции в производстве средств производства и предметов потребления. По плану осуществляется и распределение потребительских товаров. Историческая практика показала, что создание такого, на первый взгляд, простого и рационально устроенного механизма сталкивается с непреодолимыми трудностями. И тем не менее именно такая система долгие десятилетия функционировала в бывшем СССР и других странах "реального социализма".</text:p>
      <text:p text:style-name="P18"><text:soft-page-break/>Командная экономика доказала свою способность давать позитивные результаты в экстремальных условиях и при наличии резервов экстенсивного роста, т.е. возможности использования дополнительных материальных и трудовых ресурсов. Мобилизация этих ресурсов велась приказными методами с опорой на массовый энтузиазм, рожденный надеждами на скорое наступление "светлого будущего".</text:p>
      <text:p text:style-name="P18">Экстенсивное развитие экономики позволяло обеспечивать полную занятость, относительно стабильные цены. Однако сохранить такое положение в исторической перспективе невозможно, так как система порождает в массах работников апатию, безынициативность, иждивенчество. Как следствие - низкая эффективность производства, а значит, дефицит всего и вся. Эта экономика не способна решать задачи, связанные с эффективным использованием ресурсов, гибкой перестройкой производства, ускорением технического прогресса. Поэтому временные успехи сменяются всесторонним кризисом, распадом и крушением командной экономики в СССР и в других социалистических странах. Сделав выбор в пользу рынка, Россия поставила перед собой задачу огромной сложности: преобразовать командную экономику в высокоэффективную современную экономическую систему, получившую название смешанной.</text:p>
      <text:p text:style-name="P18">Сейчас в странах Запада мы видим сложную структуру отношений собственности, когда ни одна из форм собственности не охватывает все национальное хозяйство и к тому же ни одна социальная группа не стала монополистом - единственным обладателем всей собственности. В западных странах одновременно сосуществуют все три известные нам типа собственности с их различными формами. Отсюда вытекает важный вывод: с точки зрения структуры отношений собственности такую экономику правомерно называть смешанной.</text:p>
      <text:p text:style-name="P18">Смешанная экономическая система сочетает преимущества рынка с использованием ограниченного государственного регулирования экономики. <text:soft-page-break/>Экономическая активность государства ограничивается производством общественных благ, которое не может осуществляться на основе частного интереса и конкуренции.</text:p>
      <text:p text:style-name="P18">Модель смешанной экономической системы имеет характер "социальной рыночной экономики", поскольку государство не допускает экономического поведения, которое определяется стремлением к неограниченному получению прибыли, что провоцирует социальные конфликты, подрывает общественную безопасность. Государство упорядочивает и регулирует предпринимательскую и трудовую деятельность, сохраняя социальный компромисс. </text:p>
      <text:p text:style-name="P18">В ходе реформы экономических отношений собственности в России осуществляется переход к смешанной экономике. Решение такой задачи не имеет прецедента в мировой истории, оно займет весьма длительное время.</text:p>
      <text:p text:style-name="P22"/>
      <text:p text:style-name="P22"/>
      <text:p text:style-name="P22"/>
      <text:p text:style-name="P22"/>
      <text:p text:style-name="P15"><text:span text:style-name="T9"/></text:p>
      <text:h text:style-name="Мой_20_заголовок_20_1" text:outline-level="1"/>
      <text:h text:style-name="P33" text:outline-level="1"><text:bookmark-start text:name="__RefHeading___Toc3078_3762084572"/>Заключение.<text:bookmark-end text:name="__RefHeading___Toc3078_3762084572"/></text:h>
      <text:p text:style-name="P23">С учетом проанализированных выше особенностей понимания политической коррупции и как теоретического концепта, и как общественного феномена можно дать следующее определение политической коррупции. Политическая коррупция есть нелегитимное использование участниками политического процесса и носителями публичной власти их возможностей и полномочий с целью получения личных или групповых выгод (ренты). При этом выгода (рента) может иметь любой характер – от непосредственно материального до символического (власть ради власти, социального престижа и т.д.), а механизмы использования полномочий (возможностей) могут приобретать противоправные формы. В то же время специфика политической коррупции как явления не дает возможности четко квалифицировать некоторые действия или намерения политических сил как политически коррупционные, а только позволяет предполагать возможность наличия в них политически коррупционных мотивов (прежде всего, имеются в виду такие цели политической коррупции, как сохранение или расширение власти). Поэтому в дальнейших исследованиях правомерно и обоснованно использовать как термин «политически коррупционные действия», когда наличие в этих действиях элементов политической коррупции не вызывает сомнений (например, если речь идет о монетарном эквиваленте соответствующих действий), так и термин «возможность политической коррупции», когда соответствующие действия являются сложными для квалификации.</text:p>
      <text:p text:style-name="P14"/>
      <text:p text:style-name="P29"/>
      <text:h text:style-name="P33" text:outline-level="1"><text:bookmark-start text:name="__RefHeading___Toc3080_3762084572"/>Список используемой литературы.<text:bookmark-end text:name="__RefHeading___Toc3080_3762084572"/></text:h>
      <text:p text:style-name="P38">Борисов  Е. Ф.  Экономическая теория: Вопросы - ответы. Ключевые понятия. Логика курса: Учеб. пособие/Е.Ф. Борисов; Изд.под  общ. рук. О. Е. Кутафина; Моск. юрид. акад.-М.: ИНФРА- М- Контакт, 2001.- 196с.-(Высшее  образование)</text:p>
      <text:p text:style-name="P39">У. Петти, А. Смит, Д. Рикардо. Антология экономической классики. 1993.</text:p>
      <text:p text:style-name="P24">Воробьев А.Н. 2014. «Захват государства»: качество институтов и режимные деформации (Поиск подхода и операционализация). – Общественные науки и современность. № 5. С. 76-87.</text:p>
      <text:p text:style-name="P24">Лазарев Е.К. 2010. Политическая коррупция: объясняя природу постсовестких трансформаций. – Полис. Политические исследования. № 2. С. 106-121.</text:p>
      <text:p text:style-name="P24">Нисневич Ю.А. 2012. Политическая коррупция: определение, формы проявления, механизм и ресурсы. – Технологизация политических процессов в условиях глобализации: теория, опыт, перспективы. Материалы международной научно-практической конференции. Москва 19 октября 2012 г. (под общ. ред. В.И. Камышева, О.Е. Гришина). М.: Федерация мира и согласия. С. 193-201.</text:p>
      <text:p text:style-name="P24">Политическая коррупция переходного периода: Скептический взгляд (пер. с англ. под ред. С. Коткина, А. Шайо). 2004. М.: К.И.С. 440 с.</text:p>
      <text:p text:style-name="P24">Amundsen I. 1999. Political Corruption. An Introduction to the Issues. Bergen, Norway. Chr. Michelsen Institute. P. 1-39. URL: http://www.cmi.no-publications-file-1040-political-corruption.pdf (accessed 05.03.2015).</text:p>
      <text:p text:style-name="P24">Amundsen I. 2006. What is political corruption? Bergen: Chr. Michelsen Institute (U4 Issue 2006:6). 36 p. URL: http://www.u4.no/publications/political-corruption/ (accessed 12.03.2015).</text:p>
      <text:p text:style-name="P24"/>
      <text:h text:style-name="P41" text:outline-level="1"><text:bookmark-start text:name="__RefHeading___Toc3078_3762084572 Копия 1"/><text:span text:style-name="T12">Приложения</text:span>.<text:bookmark-end text:name="__RefHeading___Toc3078_3762084572 Копия 1"/></text:h>
      <text:p text:style-name="P25">С учетом проанализированных выше особенностей понимания политической коррупции и как теоретического концепта, и как общественного феномена можно дать следующее определение политической коррупции. Политическая коррупция есть нелегитимное использование участниками политического процесса и носителями публичной власти их возможностей и полномочий с целью получения личных или групповых выгод (ренты). При этом выгода (рента) может иметь любой характер – от непосредственно материального до символического (власть ради власти, социального престижа и т.д.), а механизмы использования полномочий (возможностей) могут приобретать противоправные формы. В то же время специфика политической коррупции как явления не дает возможности четко квалифицировать некоторые действия или намерения политических сил как политически коррупционные, а только позволяет предполагать возможность наличия в них политически коррупционных мотивов (прежде всего, имеются в виду такие цели политической коррупции, как сохранение или расширение власти). Поэтому в дальнейших исследованиях правомерно и обоснованно использовать как термин «политически коррупционные действия», когда наличие в этих действиях элементов политической коррупции не вызывает сомнений (например, если речь идет о монетарном эквиваленте соответствующих действий), так и термин «возможность политической коррупции», когда соответствующие действия являются сложными для квалификации.</text:p>
      <text:p text:style-name="P3">Борисов</text:p>
      <text:p text:style-name="P4">9.1. Рынок: функции и структура. </text:p>
      <text:p text:style-name="P4">Сущность и функции рынка.</text:p>
      <text:p text:style-name="P26">Знакомство с рыночными отношениями начнем с простейшего определения рынка, а затем перейдем к более сложным понятиям.</text:p>
      <text:p text:style-name="P26">Рынок — это совокупность сделок купли и продажи товаров и услуг. В такие сделки повседневно вступает каждый, когда, например, покупает продукты в магазине или уплачивает за проезд на общественном транспорте, приобретает билет в кино или на стадион. Если иметь в виду территориальные границы данного явления, то различают: а) местный (в пределах села, города, региона); б) национальный (внутренний); в) мировой рынки.</text:p>
      <text:p text:style-name="P26">Роль и функции рынка можно правильно понять, если рассмотреть его в рамках более широкой системы — товарно-рыночного хозяйства. Оно состоит из двух подсистем: товарного производства и рынка, которые воссоединяются с помощью прямых и обратных связей.</text:p>
      <text:p text:style-name="P26">Исходное звено общей системы — производство товаров — оказывает прямое воздействие на рынок по нескольким направлениям:</text:p>
      <text:p text:style-name="P26">а) в производственной сфере постоянно создаются полезные продукты, которые затем поступают в рыночный обмен;</text:p>
      <text:p text:style-name="P26">б) в самом производстве создается новая стоимость — ожидаемые доходы участников рыночных сделок;</text:p>
      <text:p text:style-name="P26">в) в силу общественного разделения труда, на котором основывается товарное производство, создается необходимость самого рыночного обмена продуктами.</text:p>
      <text:p text:style-name="P26">В свою очередь рынок оказывает обратное влияние на процесс создания товаров. Обратные экономические связи и составляют особые функции рынка.</text:p>
      <text:p text:style-name="P26"><text:soft-page-break/>Первая функция состоит в том, что рынок соединяет сферы производства и потребления. Без рынка товарное производство не может служить потреблению, а область потребления окажется без благ, удовлетворяющих запросы людей. </text:p>
      <text:p text:style-name="P26">Другая функция рынка — выполнение роли главного контролера конечных результатов производства. Именно в рыночном обмене непосредственно выявляется, в какой мере качество и количество созданных продуктов соответствуют нуждам покупателей. Кроме того, рынок проводит, так сказать, экзамен по экономике: для продавцов — доходно или убыточно продавать данные товары, для покупателей — разорительно или выгодно их приобретать?</text:p>
      <text:p text:style-name="P26">Наконец, важная функция рынка проявляется в том, что рыночный обмен служит способом осуществления экономических интересов продавцов и покупателей. Взаимосвязь этих интересов строится на принципе, который сформулировал А. Смит: «Дай мне то, что мне нужно, и ты получишь то, что тебе нужно...». Это предполагает: а) обмен нужными друг другу полезностями; б) эквивалентность (равноценность) рыночной сделки.</text:p>
      <text:p text:style-name="P26">Описанные здесь функции рынка свойственны ему, скорее всего, в начальный период его существования — в доиндустриальную эпоху. Тогда рынок был в неразвитом — слитном, не расчлененном состоянии. Это вполне соответствовало слабому развитию товарного производства, поставлявшему для продажи сравнительно небольшое количество продуктов.</text:p>
      <text:p text:style-name="P26">Если человек прожил всю жизнь в российской деревне или небольшом городе, то ему трудно понять, как преобразился известный ему с детства рынок в конце ХХ столетия. Почему сейчас говорят не просто о рынке, а о системе рынков?</text:p>
      <text:p text:style-name="P4"/>
      <text:p text:style-name="P4"/>
      <text:p text:style-name="P4"/>
      <text:p text:style-name="P4"><text:soft-page-break/>Система рынков.</text:p>
      <text:p text:style-name="P26">Система рынков — это единая совокупность множества рынков различного назначения. Такая совокупность образовалась под воздействием ряда факторов.</text:p>
      <text:p text:style-name="P26">Во-первых, в условиях индустриального и постиндустриального производства многократно расширилось рыночное пространство в следующих направлениях:</text:p>
      <text:list text:style-name="List_20_2">
        <text:list-item>
          <text:p text:style-name="P87">натуральное производство в широких масштабах превратилось в товарное хозяйство;</text:p>
        </text:list-item>
        <text:list-item>
          <text:p text:style-name="P88">рабочая сила основной части трудящихся стала предметом купли-продажи;</text:p>
        </text:list-item>
        <text:list-item>
          <text:p text:style-name="P88">быстро развилась сфера оплачиваемых духовных благ и услуг;</text:p>
        </text:list-item>
        <text:list-item>
          <text:p text:style-name="P88">конечные результаты научных исследований (научные и опытно-конструкторские разработки) превратились в товарный продукт.</text:p>
        </text:list-item>
      </text:list>
      <text:p text:style-name="P26">Во-вторых, современное производство создает огромное количество разнообразных полезных благ, удовлетворяющих потребности всесторонне развитого человека.</text:p>
      <text:p text:style-name="P26">В-третьих, широкое развитие акционерных обществ привело к тому, что акции и другие ценные бумаги продаются на особом рынке ценных бумаг.</text:p>
      <text:p text:style-name="P26">В-четвертых, ускорившийся рост международных экономических связей потребовал создания развитого рынка иностранных валют.</text:p>
      <text:p text:style-name="P26">Наконец, усилившееся во второй половине ХХ в. общественное разделение труда вышло за пределы производства и охватило рыночную сферу. В ней возникли специализированные рынки, которые продвигают особые товары и услуги до их потребителей.</text:p>
      <text:p text:style-name="P26">Стало быть, развившийся во второй половине нынешнего столетия рынок немыслим без системы разделения труда в сфере обращения (купли-продажи товаров). В последней проявляются крупные виды хозяйственной деятельности: общее (между крупными отраслями или сферами) и особенное <text:soft-page-break/>(между подотраслями и видами торговых предприятий) разделение труда. Общее расчленение рынка наглядно представлено на рис<text:span text:style-name="T13">унке:</text:span></text:p>
      <text:p text:style-name="P89"><draw:g text:anchor-type="paragraph" draw:z-index="0" draw:name="DrawObject1" draw:style-name="gr1"><draw:custom-shape draw:name="Фигура 1" draw:style-name="gr2" draw:text-style-name="P95" svg:width="16.223cm" svg:height="0.969cm" svg:x="0.108cm" svg:y="0.09cm"><text:p/><draw:enhanced-geometry svg:viewBox="0 0 21600 21600" draw:type="rectangle" draw:enhanced-path="M 0 0 L 21600 0 21600 21600 0 21600 0 0 Z N"/></draw:custom-shape><draw:custom-shape draw:name="Фигура 2" draw:style-name="gr3" draw:text-style-name="P95" svg:width="3.296cm" svg:height="1.754cm" svg:x="0.11cm" svg:y="1.697cm"><text:p/><draw:enhanced-geometry svg:viewBox="0 0 21600 21600" draw:type="rectangle" draw:enhanced-path="M 0 0 L 21600 0 21600 21600 0 21600 0 0 Z N"/></draw:custom-shape><draw:custom-shape draw:name="Фигура 3" draw:style-name="gr4" draw:text-style-name="P95" svg:width="2.361cm" svg:height="1.754cm" svg:x="4.31cm" svg:y="1.707cm"><text:p/><draw:enhanced-geometry svg:viewBox="0 0 21600 21600" draw:type="rectangle" draw:enhanced-path="M 0 0 L 21600 0 21600 21600 0 21600 0 0 Z N"/></draw:custom-shape><draw:custom-shape draw:name="Фигура 4" draw:style-name="gr4" draw:text-style-name="P95" svg:width="2.361cm" svg:height="1.754cm" svg:x="7.65cm" svg:y="1.713cm"><text:p/><draw:enhanced-geometry svg:viewBox="0 0 21600 21600" draw:type="rectangle" draw:enhanced-path="M 0 0 L 21600 0 21600 21600 0 21600 0 0 Z N"/></draw:custom-shape><draw:custom-shape draw:name="Фигура 5" draw:style-name="gr4" draw:text-style-name="P95" svg:width="2.361cm" svg:height="1.754cm" svg:x="10.887cm" svg:y="1.745cm"><text:p/><draw:enhanced-geometry svg:viewBox="0 0 21600 21600" draw:type="rectangle" draw:enhanced-path="M 0 0 L 21600 0 21600 21600 0 21600 0 0 Z N"/></draw:custom-shape><draw:line draw:name="Вертикальная линия 1" draw:style-name="gr5" draw:text-style-name="P96" svg:x1="1.741cm" svg:y1="1.696cm" svg:x2="1.741cm" svg:y2="1.057cm"><text:p/></draw:line><draw:line draw:name="Вертикальная линия 2" draw:style-name="gr5" draw:text-style-name="P96" svg:x1="5.431cm" svg:y1="1.708cm" svg:x2="5.431cm" svg:y2="1.069cm"><text:p/></draw:line><draw:line draw:name="Вертикальная линия 4" draw:style-name="gr5" draw:text-style-name="P96" svg:x1="12.023cm" svg:y1="1.745cm" svg:x2="12.023cm" svg:y2="1.106cm"><text:p/></draw:line><draw:line draw:name="Вертикальная линия 5" draw:style-name="gr5" draw:text-style-name="P96" svg:x1="15.122cm" svg:y1="1.696cm" svg:x2="15.122cm" svg:y2="1.057cm"><text:p/></draw:line><draw:custom-shape draw:name="Фигура 7" draw:style-name="gr4" draw:text-style-name="P95" svg:width="2.361cm" svg:height="1.754cm" svg:x="14.052cm" svg:y="1.723cm"><text:p/><draw:enhanced-geometry svg:viewBox="0 0 21600 21600" draw:type="rectangle" draw:enhanced-path="M 0 0 L 21600 0 21600 21600 0 21600 0 0 Z N"/></draw:custom-shape><draw:custom-shape draw:name="Фигура 6" draw:style-name="gr6" draw:text-style-name="P95" svg:width="2.86cm" svg:height="1.754cm" svg:x="2.059cm" svg:y="3.953cm"><text:p/><draw:enhanced-geometry svg:viewBox="0 0 21600 21600" draw:type="rectangle" draw:enhanced-path="M 0 0 L 21600 0 21600 21600 0 21600 0 0 Z N"/></draw:custom-shape><draw:custom-shape draw:name="Фигура 8" draw:style-name="gr4" draw:text-style-name="P95" svg:width="2.361cm" svg:height="1.754cm" svg:x="5.719cm" svg:y="3.985cm"><text:p/><draw:enhanced-geometry svg:viewBox="0 0 21600 21600" draw:mirror-vertical="false" draw:mirror-horizontal="false" draw:type="rectangle" draw:enhanced-path="M 0 0 L 21600 0 21600 21600 0 21600 0 0 Z N"/></draw:custom-shape><draw:line draw:name="Вертикальная линия 6" draw:style-name="gr5" draw:text-style-name="P96" svg:x1="8.786cm" svg:y1="1.712cm" svg:x2="8.786cm" svg:y2="1.073cm"><text:p/></draw:line><draw:custom-shape draw:name="Фигура 9" draw:style-name="gr7" draw:text-style-name="P95" svg:width="2.703cm" svg:height="1.754cm" svg:x="9.167cm" svg:y="3.965cm"><text:p/><draw:enhanced-geometry svg:viewBox="0 0 21600 21600" draw:type="rectangle" draw:enhanced-path="M 0 0 L 21600 0 21600 21600 0 21600 0 0 Z N"/></draw:custom-shape><draw:custom-shape draw:name="Фигура 10" draw:style-name="gr7" draw:text-style-name="P95" svg:width="2.703cm" svg:height="1.754cm" svg:x="12.494cm" svg:y="3.965cm"><text:p/><draw:enhanced-geometry svg:viewBox="0 0 21600 21600" draw:type="rectangle" draw:enhanced-path="M 0 0 L 21600 0 21600 21600 0 21600 0 0 Z N"/></draw:custom-shape><draw:line draw:name="Вертикальная линия 7" draw:style-name="gr5" draw:text-style-name="P96" svg:x1="7.08cm" svg:y1="3.985cm" svg:x2="7.08cm" svg:y2="1.09cm"><text:p/></draw:line><draw:line draw:name="Вертикальная линия 8" draw:style-name="gr5" draw:text-style-name="P96" svg:x1="10.467cm" svg:y1="3.966cm" svg:x2="10.467cm" svg:y2="1.071cm"><text:p/></draw:line><draw:line draw:name="Вертикальная линия 9" draw:style-name="gr5" draw:text-style-name="P96" svg:x1="13.686cm" svg:y1="3.966cm" svg:x2="13.686cm" svg:y2="1.071cm"><text:p/></draw:line><draw:line draw:name="Вертикальная линия 10" draw:style-name="gr5" draw:text-style-name="P96" svg:x1="3.814cm" svg:y1="3.952cm" svg:x2="3.814cm" svg:y2="1.057cm"><text:p/></draw:line></draw:g></text:p>
      <text:p text:style-name="P26"/>
      <text:p text:style-name="P26"/>
      <text:p text:style-name="P26"/>
      <text:p text:style-name="P26"/>
      <text:p text:style-name="P26"/>
      <text:p text:style-name="P26">В системе рынков достаточно определенно выделяются следующие крупные отрасли:</text:p>
      <text:p text:style-name="P26">рынок потребительских продуктов (он подразделяется на множество подотраслей, реализующих продовольственные и непродовольственные блага, рынок жилья и т.п.);</text:p>
      <text:p text:style-name="P26">рынок средств производства (здесь приобретаются вещественные факторы производства: оборудование, транспортные средства, здания, сооружения, сырье, топливо, электроэнергия и др.);</text:p>
      <text:p text:style-name="P26">рынок услуг (сюда входят многообразные виды коммунального и бытового обслуживания, финансовые и страховые операции, коммерческие, социальные, культурные, духовные и иные услуги);</text:p>
      <text:p text:style-name="P26">рынок труда (для работодателей и наемных работников);</text:p>
      <text:p text:style-name="P26">рынок научных и опытно-конструкторских разработок (продуктов научных исследований, готовых для освоения в производстве);</text:p>
      <text:p text:style-name="P26">рынок ссудных капиталов (сфера купли и продажи временно свободных денежных средств, используемых в производственных целях);</text:p>
      <text:p text:style-name="P26">рынок ценных бумаг (акций, облигаций и других документов, приносящих доход);</text:p>
      <text:p text:style-name="P26"><text:soft-page-break/>рынок валют (национальные и международные учреждения, через которые производятся покупка, продажа, обмен иностранных денежных единиц и денежные расчеты с другими государствами);</text:p>
      <text:p text:style-name="P26">рынок духовных благ (область купли-продажи продуктов интеллектуальной деятельности ученых, писателей, художников и др.).</text:p>
      <text:p text:style-name="P26">Широкое и глубокое развитие рыночных отношений необычайно повысило их активную экономическую роль. Рынок обеспечивает производство всей совокупностью субъективных, материальных, научно-технических, интеллектуальных и финансовых условий развития. Все крупные производственные отрасли сильно зависят от специализированного рыночного воздействия. Не случайно национальное хозяйство получило название рыночной экономики. Этим не отрицается вообще значение товарного производства. Речь идет только о новом состоянии экономического организма, когда все его клетки испытывают воздействие рыночных отношений.</text:p>
      <text:p text:style-name="P26">Во второй половине ХХ в. степень развития каждой национальной системы рыночных связей получила новое измерение.</text:p>
      <text:p text:style-name="P27">Сейчас различают закрытое и открытое национальные хозяйства. Закрытая экономика отличается тем, что все блага и услуги производятся и потребляются внутри страны. Открытым является такое хозяйство, в котором часть продукции создается для внутреннего потребления, а оставшаяся доля продается за рубежом. Вместе с тем государство закупает товары и услуги, изготовленные в иных странах.</text:p>
      <text:p text:style-name="P26">Переход от закрытой к открытой экономике связан с развитием форм и типов взаимодействия участников как национального, так и мирового рынков.</text:p>
      <text:p text:style-name="P5">Фишер</text:p>
      <text:p text:style-name="P6">Крайние случаи</text:p>
      <text:p text:style-name="P28">Рынки играют роль в распределении ресурсов во всякой экономике, но ни одна экономика не опирается только на рынки. Чтобы понять, почему это происходит, полезно рассмотреть два крайних слу<text:span text:style-name="T14">ч</text:span>ая: экономику без рынков и исключительно рыночную экономику.</text:p>
      <text:p text:style-name="P28">КОМАНДНАЯ ЭКОНОМИКА. Теоретически распределение ограниченных ресурсов на альтернативные нужды может осуществляться и без использования рынков или цен.</text:p>
      <text:p text:style-name="P28">«В командной экономике все решения о производстве и потреблении принимаются государством».</text:p>
      <text:p text:style-name="P28">Государство в командной экономике должно решать, что, как и для кого должно производиться. Оно должно распределять ресурсы между отраслями, указывая тем самым, в чьем подчинении находятся отрасли, точный объем производства, способ, которым осуществляется работа, и способ определения количества каждого товара и вида услуг, которые необходимо потреблять каждому члену общества.</text:p>
      <text:p text:style-name="P28">Чтобы понять, что означает данная характеристика, подумайте, как бы вы стали управлять хозяйством города, в котором живете. Как бы вы решили вопрос о том, где каждый человек должен жить, какую одежду носить и что он должен есть? Как бы вы решали вопрос о том, как именно каждый житель должен проводить каждую минуту в течение дня? Кто должен распределять бакалейные товары, кто создавать программные продукты и кто посещать школу? Сколько и каких зданий должно быть построено, какие материалы использовать и как управлять каждой конкретной стройкой? Конечно, все эти и другие решения принимаются каждый день, главным образом через взаимодействие индивидуальных решений, осуществляемое при помощи рынк<text:span text:style-name="T15">а.</text:span></text:p>
      <text:p text:style-name="P28"><text:soft-page-break/>Даже используя лучшие компьютеры, государство в командной экономике оказалось бы перед лицом неразрешимой задачи. Трудно себе вообразить, что такая экономика могла бы породить что-либо близкое к эффективному распределению ресурсов. Неудивительно, что так<text:span text:style-name="T15">ой</text:span> экономик<text:span text:style-name="T15">и</text:span> не существует.</text:p>
      <text:p text:style-name="P28">Тем не менее в некоторых странах государство владеет всеми фабриками, землей и жильем и принимает большинство основополагающих решений о том, где живут люди, какую работу выполняют, какие товары и услуги они потребляют.</text:p>
      <text:p text:style-name="P28">СВОБОДНЫЙ РЫНОК И НЕВИДИМАЯ РУКА. Полная противоположность командной экономике, в которой государство занимается всем, — это экономика свободного рынка, где государство не делает ничего.</text:p>
      <text:p text:style-name="P28">В экономике свободного рынка государство не играет никакой роли в распределении ресурсов.</text:p>
      <text:p text:style-name="P28">В экономике свободного рынка все решения по поводу распределения ресурсов принимаются домашними хозяйствами и предприятиями в процессе их взаимодействия на рынках, свободных от какого бы то ни было государственного вмешательства. В рыночных экономиках индивиды руководствуются своими собственными интересами, пытаясь, насколько это им удается, улучшить свое положение без государственного вмешательства.</text:p>
      <text:p text:style-name="P28">На первый взгляд может показаться, что экономика, в которой каждый преследовал бы исключительно свои собственные интересы без каких бы то ни было государственных указаний, была бы по крайней мере столь же хаотичной и неэффективной, как и командная экономика. Шотландский профессор философии, один из основателей эконо<text:span text:style-name="T16">м</text:span>ической науки Адам Смит (1723-1790) решительно опроверг эту точку зрения в своем классическом труде «Богатство народов» (1776). Смит утверждал, что в экономике свободного рынка отдельные индивиды, руководствуясь собственными <text:soft-page-break/>интересами, направляются как бы невидимой рукой в целях реализации интересов других людей и общества в целом.</text:p>
      <text:p text:style-name="P28">Большинство современных экономистов опираются на это пророчество Смита, и большая часть данной книги соответственно посвящается исследованию последствий и ограничений этого подхода.</text:p>
      <text:p text:style-name="P28">Мы можем легко показать суть аргументов Смита, возвращаясь к примеру с рестораном быстрого обслуживания, который мы обсуждали выше Владелицу ресторана скорее всего интересуют ее прибыли, нежели эффективное использование ограниченных ресурсов общества. Она руководствуется своими собственными интересами в стремлении снизить свои издержки и тем самым решает, как ей производить, чтобы не допустить растраты ресурсов. Она пытается скорректировать меню своего ресторана, с тем чтобы максимизировать прибыль, и таким образом решает, что ей производить, чтобы это отвечало потребительским запросам и желаниям. Если она изобретет новый популярный бутерброд или лучший способ приготовления гамбургеров, то она получит больше денег, но и завсегдатаи ресторана также от этого выиграют. И поле приемлемого для общества в целом выбора расширится. Во всем этом цены играют ведущую роль: цены того, что она продает, отражают ценность ее продуктов для потребителей, в то время как цены того, что она покупает, отражают затраты ее поставщиков.</text:p>
      <text:p text:style-name="P28">Цены в экономике свободного рынка определяют не только то, что и как производится, но также и для кого. Люди, владеющие ценными ресурсами — унаследованными, как здоровье или талант, или приобретенными в результате тяжелого труда или счастливого случая,— получат больше из совокупного общественного продукта Те, кто на старте обладают меньшим количеством ресурсов или предпочитают работать не столь напряженно, в итоге получат меньше.</text:p>
      <text:p text:style-name="P28">Несмотря на силу и элегантность аргументов Адама Смита, не существует чисто рыночных экономик. Государство вмешивается в <text:soft-page-break/>деятельность рынков многими способами и по разным причинам. Почти все государства играют важную роль в решении, например, вопроса «для кого», обеспечивая едой тех, кто иначе бы умер от голода, а также в попытке решения таких общеэкономических проблем, как инфляция и безработица Государство, как правило, производит некоторые товары и услуги (такие, как образование или национальная оборона) и регулирует деятельность многих рынков (контролируя, например, и цены на электричество, и качество мяса для гамбургеров). Налоги вводятся как для того, чтобы оплачивать государственные покупки, так и для того, что бы влиять на функционирование рынков. </text:p>
      <text:p text:style-name="P6">Смешанные экономики</text:p>
      <text:p text:style-name="P28">И командная экономика, и экономика свободного рынка, следовательно, представляют собой нереалистичные, крайние случаи. Они интересны главным образом потому, что помогают нам понять функционирование реальных экономических систем, являющихся сложной смесью этих крайностей.</text:p>
      <text:p text:style-name="P28">В смешанной экономике и государство, и частный сектор (предприятия и потребители) играют важную роль в ответах на вопросы «что», «как» и «для кого» для общества в целом.</text:p>
      <text:p text:style-name="P28">Экономические системы всех стран являются смешанными, хотя одни тяготеют больше к командным, в то время как другие опираются в основном на рыночные.</text:p>
      <text:p text:style-name="P28"><text:span text:style-name="T17">Рассмотрим</text:span> несколько примеров. Государство игра<text:span text:style-name="T17">ло</text:span> гораздо более существенную роль в экономик<text:span text:style-name="T17">ах</text:span> стран <text:span text:style-name="T17">бывшего</text:span> Советского блока, чем в Соединенных Штатах и других странах. С другой стороны, в экономике Гонконга, может быть, наиболее рыночной, государство взимает налоги, обеспечивает получение образования, препятствует голоду и регулирует деятельность на многих рынках. Во многих странах, включая Соединенные <text:soft-page-break/>Штаты, вопрос об оптимальном уровне государственного вмешательства является причиной длительной напряженной полемики.</text:p>
      <text:p text:style-name="P28">Так как решения и государства, и частного сектора являются важными в реальной экономике, то и те, и другие широко анализируются в этой книге.</text:p>
      <text:p text:style-name="P28">Основное внимание уделяется экономике Соединенных Штатов, где большая часть (но не все) производства осуществляется частными фирмами, которые не получают подробных, типа «что» и «как», инструкций от государства Вы узнаете о том, как работают рынки и когда их деятельность приводит к эффективному использованию ресурсов или препятствует этому. Вы изучите как теорию, так и практику государственного вмешательства в рыночн<text:span text:style-name="T18">ую</text:span> экономику, а также освоите методы анализа экономических аргументов за и против конкретных действий государства.</text:p>
      <text:p text:style-name="P6"/>
      <text:p text:style-name="P91"/>
      <text:p text:style-name="P92">Экономикс</text:p>
      <text:p text:style-name="P93">Чистый капитализм и рыночная система</text:p>
      <text:p text:style-name="P94"><text:span text:style-name="T21">В</text:span><text:span text:style-name="T20"> главе 3 мы увидели, как устанавливаются равновесные цены и количества товаров на </text:span><text:span text:style-name="Body_20_text_20__28_2_29__20__2b__20_Italic"><text:span text:style-name="T1">индивидуальных </text:span></text:span><text:span text:style-name="T20">рынках продуктов и ресурсов. Теперь мы расширим наш обзор и рассмотрим все рынки продуктов и ресурсов, то есть </text:span><text:span text:style-name="Body_20_text_20__28_2_29__20__2b__20_Italic"><text:span text:style-name="T1">конкурентную рыночную систему</text:span></text:span><text:span text:style-name="T20"> в целом, именуемую также системой частного предпринимательства, или капитализмом. Последние несколько лет пресса и телевидение регулярно сообщают о тех мерах, которые предпринимают Россия и другие страны с централизованным планированием, двигаясь в сторону капитализма. Какие именно черты и институты капитализма эти страны пытаются воспроизвести?</text:span></text:p>
      <text:p text:style-name="P43"><text:span text:style-name="T19">Сначала мы опишем капиталистическую идеологию и объясним, как должен функционировать чистый капитализм, или капитализм свободной конкуренции. Хотя чистый капитализм в натуральном виде никогда не существовал, его описание поможет получить приблизительное представление о том, как функционируют экономические системы Соединенных Штатов и многих других промышленно развитых стран. В последующих главах мы будем модифицировать нашу модель чистого капитализма, с тем чтобы она полнее соответствовала реалиям современного капитализма.</text:span></text:p>
      <text:p text:style-name="P43"><text:span text:style-name="T19">Объясняя, что представляет собой чистый капитализм, мы затронем следующие аспекты: 1) организационную структуру и базовые допущения, на которых строится капиталистическая идеология; 2) определенные институты и практику, общие для всех современных экономических систем; 3) методы, с помощью которых рыночная система координирует экономическую деятельность и способствует эффективному использованию ограниченных ресурсов. Рассматривая последний вопрос, мы будем в значительной мере опираться на наш анализ работы индивидуальных рынков, проведенный в главе 3.</text:span></text:p>
      <text:p text:style-name="P45"><text:span text:style-name="T19"/></text:p>
      <text:p text:style-name="P46"><text:span text:style-name="T19">Капиталистическая идеология</text:span></text:p>
      <text:p text:style-name="P44"><text:span text:style-name="T23">Однозначного и общепризнанного определения капитализма не существует. Мы поэтому вынуждены довольно подробно рассмотреть основные догмы чистого капитализма, чтобы получить полное представление о нем. Коротко говоря, капиталистический строй охватывает следующие институты и принципы: 1) частную собственность; 2) свободу предпринимательства и выбора; 3) личный интерес как главный мотив поведения; 4) конкуренцию; 5) опору на систему цен, или рыночную систему; 6) ограниченную роль правительства.</text:span></text:p>
      <text:p text:style-name="P59"/>
      <text:p text:style-name="P67">Частная собственность</text:p>
      <text:p text:style-name="P74"><text:span text:style-name="T24">В капиталистической системе материальные ресурсы составляют собственность частных лиц и частных институтов, а не государства. </text:span><text:span text:style-name="Body_20_text_20__28_2_29__20__2b__20_Bold"><text:span text:style-name="T24">Частная </text:span></text:span><text:soft-page-break/><text:span text:style-name="Body_20_text_20__28_2_29__20__2b__20_Bold"><text:span text:style-name="T24">собственность, </text:span></text:span><text:span text:style-name="T24">наряду со свободой заключать обязательные для исполнения юридические договоры, позволяет частным лицам или фирмам по своему усмотрению приобретать, контролировать, применять и реализовывать материальные ресурсы. Институт частной собственности поддерживается на протяжении веков </text:span><text:span text:style-name="Body_20_text_20__28_2_29__20__2b__20_Italic"><text:span text:style-name="T24">правом завещания,</text:span></text:span><text:span text:style-name="T24"> то есть правом владельца собственности назначать преемника этой собственности после своей смерти.</text:span></text:p>
      <text:p text:style-name="P48">Права собственности — права владеть, пользоваться собственностью и избавляться от нее — имеют важное значение, так как они поощряют инвестирование, нововведения, обмен и экономический рост. Зачем кто-нибудь стал бы строить дом, создавать фабрику или расчищать землю для сельскохозяйственных работ, если какое-либо лицо или институт (например, государство) были бы вправе конфисковать эту собственность ради своей выгоды?</text:p>
      <text:p text:style-name="P48">Права собственности применимы также к интеллектуальной собственности и действуют аналогично. Патенты и авторские права существуют для того, чтобы побуждать людей писать книги, музыку и компьютерные программы и изобретать новые продукты и производственные процессы, не боясь того, что другие экспроприируют результаты их труда вместе со связанной с ними экономической выгодой.</text:p>
      <text:p text:style-name="P49">Другая важная роль прав собственности состоит в том, что они облегчают обмен. Документы на автомобиль или дом убеждают покупателя, что продавец является законным владельцем. Наконец, без прав собственности людям пришлось бы тратить немалое количество энергии и ресурсов на защиту и удержание в своих руках имущества, которое они произвели или приобрели.</text:p>
      <text:p text:style-name="P49">Широкий круг юридических норм ограничивает права частной собственности. Например, запрещено использование ресурсов для производства наркотиков. Кроме того, существует и государственная собственность. Даже в условиях чистого капитализма государственное владение определенными естественными монополиями может оказаться существенным для эффективного использования ресурсов.</text:p>
      <text:p text:style-name="P60"/>
      <text:p text:style-name="P68">Свобода предпринимательства и выбора</text:p>
      <text:p text:style-name="P51">Свобода предпринимательства и выбора тесно связана с частной собственностью. Капитализм возлагает на составляющие его экономические единицы ответственность за принятие определенных решений, которые учитываются и становятся экономически эффективными в системе свободных рынков.</text:p>
      <text:p text:style-name="P75"><text:span text:style-name="Body_20_text_20__28_2_29__20__2b__20_Bold"><text:span text:style-name="T24">Свобода предпринимательства </text:span></text:span><text:span text:style-name="T24">означает, что частные деловые предприятия вольны приобретать экономические ресурсы, организовывать использование этих ресурсов для производства из них товара или услуги и продавать этот товар или услугу на рынках по собственному выбору. В условиях чистого капитализма никакие искусственные препятствия или ограничения, устанавливаемые правительством или другими </text:span><text:soft-page-break/><text:span text:style-name="T24">производителями, не мешают предпринимателям свободно принимать решение вступить в какую-либо конкретную отрасль или выйти из нее.</text:span></text:p>
      <text:p text:style-name="P51">Свобода выбора означает, что владельцы материальных ресурсов и денежного капитала могут использовать или реализовывать эти ресурсы по своему усмотрению. Она означает также, что работники вправе заняться любым видом труда, на который они способны. Наконец, она означает, что потребители свободны в пределах своих денежных доходов покупать товары и услуги в таком сочетании, которое они считают наиболее подходящим для удовлетворения своих потребностей.</text:p>
      <text:p text:style-name="P75"><text:span text:style-name="T24">Свобода </text:span><text:span text:style-name="Body_20_text_20__28_2_29__20__2b__20_Italic"><text:span text:style-name="T24">потребительского</text:span></text:span><text:span text:style-name="T24"> выбора оказывается самой широкой из этих свобод. Потребитель занимает в капиталистической экономике особое стратегическое положение; в определенном смысле потребитель обладает суверенитетом. Пределы свободы выбора, которой обладают поставщики людских и материальных ресурсов, обусловливаются потребительским выбором. В конечном счете потребитель решает, что должна производить капиталистическая экономика, и уже в этих рамках поставщики ресурсов могут делать свой свободный выбор. Таким образом, в действительности поставщики ресурсов и коммерческие предприятия вовсе не «свободны» производить товары и услуги, которых потребители не желают, поскольку такое производство оказалось бы нерентабельным.</text:span></text:p>
      <text:p text:style-name="P52">Кроме того, напомним, что в реализации всех этих форм свободного выбора существует довольно широкий круг юридических ограничений.</text:p>
      <text:p text:style-name="P71"><text:span text:style-name="T24"/></text:p>
      <text:p text:style-name="P82"><text:span text:style-name="T27">Роль личного интереса</text:span></text:p>
      <text:p text:style-name="P72"><text:span text:style-name="T24">Плавной движущей силой капиталистической экономики является личный интерес; каждая экономическая единица стремится делать то, что выгоднее ей самой. Предприниматели ставят своей целью максимизацию прибылей своих фирм или - как вариант — минимизацию своих убытков. А владельцы материальных ресурсов при прочих равных условиях пытаются продать или сдать в аренду эти ресурсы по возможно более высоким ценам. Поставщики живой рабочей силы также стремятся получить возможно больший доход за данное количество и тягость затрачиваемого ими труда. В свою очередь и потребители, покупая определенный продукт, стараются приобрести его по самой низкой цене. Короче говоря, капитализм предполагает, что личный интерес формирует фундаментальный </text:span><text:span text:style-name="Body_20_text_20__28_2_29__20__2b__20_Italic"><text:span text:style-name="T24">образ действий</text:span></text:span><text:span text:style-name="T24"> различных экономических единиц, когда они реализуют свой свободный выбор. Мотив личного интереса придает направление и упорядоченность функционированию экономики, которая без такого интереса оказалась бы чрезвычайно хаотичной.</text:span></text:p>
      <text:p text:style-name="P72"><text:span text:style-name="T24">Соблюдение личного экономического интереса не следует путать с обычным эгоизмом. Акционер, вложивший свои средства в корпорацию ради получения наиболее высоких дивидендов, может внести часть их в фонд строительства транснациональной магистрали или завещать своим внукам.</text:span></text:p>
      <text:p text:style-name="P72"><text:span text:style-name="T24"/></text:p>
      <text:p text:style-name="P83"><text:soft-page-break/><text:span text:style-name="T27">Конкуренция</text:span></text:p>
      <text:p text:style-name="P76"><text:span text:style-name="T24">Свобода выбора, реализующаяся </text:span><text:span text:style-name="Body_20_text_20__28_2_29__20__2b__20_Bold"><text:span text:style-name="T24">в </text:span></text:span><text:span text:style-name="T24">стремлении каждого получать и увеличивать личный денежный доход, служит основой для </text:span><text:span text:style-name="Body_20_text_20__28_2_29__20__2b__20_Bold"><text:span text:style-name="T24">конкуренции, </text:span></text:span><text:span text:style-name="T24">или экономического состязания, как коренного свойства капитализма. Конкуренция имеет следующие отличительные черты.</text:span></text:p>
      <text:list text:style-name="WWNum1">
        <text:list-item>
          <text:p text:style-name="P54">Наличие на рынке большого числа независимых друг от друга покупателей и продавцов любого конкретного продукта или ресурса.</text:p>
        </text:list-item>
        <text:list-item>
          <text:p text:style-name="P55">Свобода покупателей и продавцов выходить на те или иные рынки или покидать их.</text:p>
          <text:p text:style-name="P61"/>
        </text:list-item>
      </text:list>
      <text:p text:style-name="P78"><text:span text:style-name="Body_20_text_20__28_2_29__20__2b__20_Bold"><text:span text:style-name="T1">Большое число участников рыночных сделок. </text:span></text:span></text:p>
      <text:p text:style-name="P73"><text:span text:style-name="T20">Сущность конкуренции заключается в широком рассредоточении экономической власти внутри составляющих экономику двух главных совокупностей — фирм и домохозяйств. Когда на конкретном рынке действует множество покупателей и продавцов, ни один покупатель или продавец не в состоянии предъявить спрос на продукт или обеспечить его предложение в объеме, достаточном для того, чтобы заметно повлиять на цену продукта. Рассмотрим этот тезис с точки зрения продаж, или предложения, на товарном рынке.</text:span></text:p>
      <text:p text:style-name="P77"><text:span text:style-name="T20">Мы знаем, что когда продукта оказывается необычно мало, цена на него повышается. Например, неожиданный мороз во Флориде может серьезно сократить предложение цитрусовых и тем самым резко повысить цену на апельсины. Точно так же </text:span><text:span text:style-name="Body_20_text_20__28_2_29__20__2b__20_Italic"><text:span text:style-name="T1">если</text:span></text:span><text:span text:style-name="T20"> отдельный производитель или совместно действующая небольшая группа производителей способны каким-то образом регулировать или ограничивать общий объем предложения продукта, то цена может быть повышена к выгоде продавца. Регулируя предложение, производитель способен в собственных интересах манипулировать рынком. Однако в силу самой природы чистой конкуренции на рынке действует такое большое количество независимых продавцов, что каждый из них, </text:span><text:span text:style-name="Body_20_text_20__28_2_29__20__2b__20_Italic"><text:span text:style-name="T1">обеспечивая лишь мизерную долю совокупного предложения,</text:span></text:span><text:span text:style-name="T20"> практически не в состоянии воздействовать на предложение, а следовательно, и на цену продукта.</text:span></text:p>
      <text:p text:style-name="P57">Предположим, например, что на зерновом рынке в Канзас-Сити в какой-то определенный момент, когда цена на кукурузу составляет 4 дол. за бушель, выступают 10 тыс. фермеров и каждый из них предлагает 100 бушелей кукурузы. Способен ли один фермер, недовольный существующей ценой, вызвать искусственную нехватку кукурузы и тем самым поднять цену выше 4 дол,? Разумеется, нет. Фермер Джонс, сократив производство кукурузы со 100 до 75 бушелей, практически не окажет никакого влияния на общий объем предложения кукурузы. В таком случае совокупное предложение сократится с 1 млн бушелей всего лишь до 999 975 бушелей. Едва ли тут можно говорить о нехватке кукурузы! Объем предложения остается практически неизменным, а следовательно, и цена 4 дол. сохраняется.</text:p>
      <text:p text:style-name="P79"><text:soft-page-break/><text:span text:style-name="T24">Конкуренция означает, что каждый продавец вносит мельчайшую лепту в общий «котел» предложения. Отдельные продавцы не способны оказать заметного воздействия на общий объем предложения, поэтому продавец </text:span><text:span text:style-name="Body_20_text_20__28_2_29__20__2b__20_Italic"><text:span text:style-name="T24">как индивидуальный производитель</text:span></text:span><text:span text:style-name="T24"> не в состоянии манипулировать ценой продукта. Именно это имеют в виду, когда говорят, что индивидуальный продавец, участвующий в конкуренции, «отдан на милость рынка».</text:span></text:p>
      <text:p text:style-name="P56">Аналогичные рассуждения применимы и к тем, кто выступает на рынке со стороны спроса. Покупателей там много, и действуют они независимо друг от друга. Таким образом, одиночные покупатели не в состоянии манипулировать рынком к своей выгоде.</text:p>
      <text:p text:style-name="P80"><text:span text:style-name="Body_20_text_20__28_2_29__20__2b__20_Italic"><text:span text:style-name="T24">Широкое рассеивание экономической власти, составляющее основу конкуренции, само служит инструментом контроля за использованием этой власти и ограничивает возможности злоупотребления ею.</text:span></text:span><text:span text:style-name="T24"> Экономическое состязание не позволяет экономическим единицам причинять друг другу разрушительный ущерб, в то время когда они пытаются максимально удовлетворить свой личный интерес. Конкуренция устанавливает пределы реализации покупателями и продавцами их личного интереса. Конкуренция представляет собой основную регулирующую силу при капитализме.</text:span></text:p>
      <text:p text:style-name="P56"><text:span text:style-name="T9">Вступление в отрасль </text:span><text:span text:style-name="T10">и</text:span><text:span text:style-name="T9"> выход из нее</text:span> </text:p>
      <text:p text:style-name="P62">Конкуренция предполагает также, что производителю очень просто вступить в какую-то конкретную отрасль или покинуть ее; не существует искусственных юридических или институциональных препятствий, не допускающих расширения или сокращения отдельных отраслей. Степень свободы, с какой отрасль способна расширяться или сужаться, обеспечивает конкурентной экономике ту степень гибкости, которая требуется ей для сохранения своей эффективности. Свобода вступления в отрасль необходима экономике для того, чтобы она могла надлежащим образом приспосабливаться к изменениям вкусов потребителей, технологии или предложения ресурсов.</text:p>
      <text:p text:style-name="P62"/>
      <text:p text:style-name="P69">Рынки и цены</text:p>
      <text:p text:style-name="P81"><text:span text:style-name="T24">Основным координирующим механизмом капиталистической экономики служит рыночная, или ценовая, система. </text:span><text:span text:style-name="Body_20_text_20__28_2_29__20__2b__20_Italic"><text:span text:style-name="T24">Капитализм</text:span></text:span><text:span text:style-name="T24"> — </text:span><text:span text:style-name="Body_20_text_20__28_2_29__20__2b__20_Italic"><text:span text:style-name="T24">это рыночная экономика.</text:span></text:span><text:span text:style-name="T24"> Решения, принимаемые покупателями и продавцами продуктов и ресурсов, реализуются через систему рынков. Как мы знаем из главы 3, </text:span><text:span text:style-name="Body_20_text_20__28_2_29__20__2b__20_Trebuchet_20_MS_2c_14_20_pt_2c_Bold_2c_Spacing_20_0_20_pt"><text:span text:style-name="T24">рынок — </text:span></text:span><text:span text:style-name="T24">это механизм или инструмент, осуществляющий связь между покупателями, или предъявителями спроса, и продавцами, или поставщиками, товара или услуги. Рестораны </text:span><text:span text:style-name="T25">Макдональдс</text:span><text:span text:style-name="Body_20_text_20__28_2_29__20__2b__20_Italic"><text:span text:style-name="T24">,</text:span></text:span><text:span text:style-name="T24"> автозаправочные станции, бакалейн</text:span><text:span text:style-name="T26">ые и </text:span><text:span text:style-name="T24">гастрономические супермаркеты, художественные аукционы, Нью-Йоркская фондовая биржа и валютные рынки по всему миру — это всего лишь несколько из бесчисленного множества примеров. Предпочтения продавцов и покупателей учитываются этими агентами предложения и спроса на различных рынках, а в результате их решений формируется система цен на продукты и ресурсы. Эти цены служат </text:span><text:soft-page-break/><text:span text:style-name="T24">ориентиром, руководствуясь которым владельцы ресурсов, предприниматели и потребители делают и при необходимости пересматривают свой свободный выбор ради удовлетворения личного интереса.</text:span></text:p>
      <text:p text:style-name="P58">Равно как конкуренция служит регулирующим механизмом, система рынков и цен играет роль основной организующей силы. Рыночная система представляет собой сложную систему связей, посредством которой бесчисленные индивидуальные, свободно выбранные решения учитываются, суммируются и взаимно уравновешиваются. Те, кто следует диктату рыночной системы, вознаграждаются, а тех, кто его игнорирует, система карает. Через эту систему связей капиталистическое общество выносит свои решения о том, что экономика должна производить, как эффективно организовать производство и как следует распределять плоды производительного труда между экономическими единицами.</text:p>
      <text:p text:style-name="P58">Рыночные механизмы позволяют обществу не только принимать решения о том, как распределять свои ресурсы и конечный продукт производства, но и реализовывать эти решения. В заключительных разделах данной главы мы еще вернемся к этим вопросам и рассмотрим их более подробно.</text:p>
      <text:p text:style-name="P64"/>
      <text:p text:style-name="P70">Ограниченная роль правительства</text:p>
      <text:p text:style-name="P65">Конкурентная капиталистическая экономика обес­печивает высокую степень эффективности исполь­зования своих ресурсов. Вот почему считается, что нет практически никакой нужды во вмешательстве правительства в деятельность такой экономики, по­мимо установления им самых общих юридических ограничений для осуществления индивидуального выбора и использования частной собственности.</text:p>
      <text:p text:style-name="P66"><text:s/></text:p>
      <text:p text:style-name="P63"/>
      <text:p text:style-name="P62"/>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2"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Мой_20_заголовок" style:display-name="Мой заголовок" style:family="paragraph" style:parent-style-name="Heading">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Мой_20_заголовок_20_1" style:display-name="Мой заголовок 1" style:family="paragraph" style:parent-style-name="Heading_20_1">
      <style:text-properties style:font-name="Times New Roman" fo:font-family="'Times New Roman'" style:font-family-generic="roman" style:font-pitch="variable" fo:font-size="16pt" style:font-size-asian="16pt" style:font-size-complex="16pt"/>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Body_20_text_20__28_2_29_" style:display-name="Body text (2)" style:family="paragraph" style:parent-style-name="Standard">
      <loext:graphic-properties draw:fill="solid" draw:fill-color="#ffffff"/>
      <style:paragraph-properties fo:line-height="0.476cm" fo:text-align="justify" style:justify-single-word="false" fo:orphans="0" fo:widows="0" fo:background-color="#ffffff"/>
      <style:text-properties fo:font-variant="normal" fo:text-transform="none" style:text-line-through-style="none" style:text-line-through-type="none" style:font-name="Times New Roman" fo:font-family="'Times New Roman'" style:font-family-generic="roman" style:font-pitch="variable"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style:font-style-complex="normal" style:font-weight-complex="normal"/>
    </style:style>
    <style:style style:name="Heading_20__23_1" style:display-name="Heading #1" style:family="paragraph" style:parent-style-name="Standard" style:default-outline-level="1" style:list-style-name="">
      <loext:graphic-properties draw:fill="solid" draw:fill-color="#ffffff"/>
      <style:paragraph-properties fo:margin-top="0.741cm" fo:margin-bottom="0.529cm" style:contextual-spacing="false" fo:line-height="0cm" fo:text-align="justify" style:justify-single-word="false" fo:orphans="0" fo:widows="0" fo:background-color="#ffffff"/>
      <style:text-properties fo:font-variant="normal" fo:text-transform="none" style:text-line-through-style="none" style:text-line-through-type="none" style:font-name="Trebuchet MS" fo:font-family="'Trebuchet MS'" style:font-family-generic="roman" style:font-pitch="variable" fo:font-size="16pt" fo:font-style="normal" style:text-underline-style="none" fo:font-weight="normal" style:font-name-asian="Trebuchet MS1" style:font-family-asian="'Trebuchet MS'" style:font-family-generic-asian="system" style:font-pitch-asian="variable" style:font-size-asian="16pt" style:font-style-asian="normal" style:font-weight-asian="normal" style:font-name-complex="Trebuchet MS1" style:font-family-complex="'Trebuchet MS'" style:font-family-generic-complex="system" style:font-pitch-complex="variable" style:font-size-complex="16pt" style:font-style-complex="normal"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text-properties fo:color="#000000" loext:opacity="100%" style:font-name="Microsoft Sans Serif" fo:font-family="'Microsoft Sans Serif'" style:font-family-generic="roman" style:font-pitch="variable" fo:font-size="12pt" fo:letter-spacing="normal" fo:language="ru" fo:country="RU" style:font-name-asian="Microsoft Sans Serif1" style:font-family-asian="'Microsoft Sans Serif'" style:font-family-generic-asian="system" style:font-pitch-asian="variable" style:font-size-asian="12pt" style:language-asian="ru" style:country-asian="RU" style:font-name-complex="Microsoft Sans Serif1" style:font-family-complex="'Microsoft Sans Serif'" style:font-family-generic-complex="system" style:font-pitch-complex="variable" style:font-size-complex="12pt" style:language-complex="ru" style:country-complex="RU" style:text-scale="100%"/>
    </style:style>
    <style:style style:name="Body_20_text_20__28_2_29__5f_" style:display-name="Body text (2)_" style:family="text" style:parent-style-name="Default_20_Paragraph_20_Font_20__28_WW_29_">
      <style:text-properties fo:font-variant="normal" fo:text-transform="none" style:text-line-through-style="none" style:text-line-through-type="none" style:font-name="Times New Roman" fo:font-family="'Times New Roman'" style:font-family-generic="roman" style:font-pitch="variable" fo:font-size="13pt" fo:font-style="normal" style:text-underline-style="none" fo:font-weight="normal" style:font-name-asian="Times New Roman1" style:font-family-asian="'Times New Roman'" style:font-family-generic-asian="system" style:font-pitch-asian="variable" style:font-size-asian="13pt" style:font-style-asian="normal" style:font-weight-asian="normal" style:font-name-complex="Times New Roman1" style:font-family-complex="'Times New Roman'" style:font-family-generic-complex="system" style:font-pitch-complex="variable" style:font-size-complex="13pt" style:font-style-complex="normal" style:font-weight-complex="normal"/>
    </style:style>
    <style:style style:name="Body_20_text_20__28_2_29__20__2b__20_Italic" style:display-name="Body text (2) + Italic" style:family="text" style:parent-style-name="Body_20_text_20__28_2_29__5f_">
      <style:text-properties fo:color="#000000" loext:opacity="100%" fo:letter-spacing="normal" fo:language="ru" fo:country="RU" fo:font-style="italic" style:language-asian="ru" style:country-asian="RU" style:font-style-asian="italic" style:language-complex="ru" style:country-complex="RU" style:font-style-complex="italic" style:text-scale="100%"/>
    </style:style>
    <style:style style:name="Body_20_text_20__28_2_29__20__2b__20_Bold" style:display-name="Body text (2) + Bold" style:family="text" style:parent-style-name="Body_20_text_20__28_2_29__5f_">
      <style:text-properties fo:color="#000000" loext:opacity="100%" fo:letter-spacing="normal" fo:language="ru" fo:country="RU" fo:font-weight="bold" style:language-asian="ru" style:country-asian="RU" style:font-weight-asian="bold" style:language-complex="ru" style:country-complex="RU"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14pt" fo:letter-spacing="normal" fo:language="ru" fo:country="RU" fo:font-style="normal" style:text-underline-style="none" fo:font-weight="normal" style:font-name-asian="Times New Roman1" style:font-family-asian="'Times New Roman'" style:font-family-generic-asian="system" style:font-pitch-asian="variable" style:font-size-asian="14pt" style:language-asian="ru" style:country-asian="RU" style:font-style-asian="normal" style:font-weight-asian="normal" style:font-name-complex="Times New Roman1" style:font-family-complex="'Times New Roman'" style:font-family-generic-complex="system" style:font-pitch-complex="variable" style:font-size-complex="14pt" style:language-complex="ru" style:country-complex="RU" style:font-style-complex="normal" style:font-weight-complex="normal" style:text-scale="100%"/>
    </style:style>
    <style:style style:name="Body_20_text_20__28_2_29__20__2b__20_Trebuchet_20_MS_2c_14_20_pt_2c_Bold_2c_Spacing_20_0_20_pt" style:display-name="Body text (2) + Trebuchet MS,14 pt,Bold,Spacing 0 pt" style:family="text" style:parent-style-name="Body_20_text_20__28_2_29__5f_">
      <style:text-properties fo:color="#000000" loext:opacity="100%" style:font-name="Trebuchet MS" fo:font-family="'Trebuchet MS'" style:font-family-generic="roman" style:font-pitch="variable" fo:font-size="14pt" fo:letter-spacing="-0.018cm" fo:language="ru" fo:country="RU" fo:font-weight="bold" style:font-name-asian="Trebuchet MS1" style:font-family-asian="'Trebuchet MS'" style:font-family-generic-asian="system" style:font-pitch-asian="variable" style:font-size-asian="14pt" style:language-asian="ru" style:country-asian="RU" style:font-weight-asian="bold" style:font-name-complex="Trebuchet MS1" style:font-family-complex="'Trebuchet MS'" style:font-family-generic-complex="system" style:font-pitch-complex="variable" style:font-size-complex="14pt" style:language-complex="ru" style:country-complex="RU" style:font-weight-complex="bold" style:text-scale="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footer-first>
        <text:p text:style-name="MP1"/>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8:24:02.939498879</meta:creation-date>
    <meta:generator>LibreOffice/7.6.2.1$Linux_X86_64 LibreOffice_project/56f7684011345957bbf33a7ee678afaf4d2ba333</meta:generator>
    <dc:date>2023-10-17T20:10:18.746824040</dc:date>
    <meta:editing-duration>PT58M11S</meta:editing-duration>
    <meta:editing-cycles>34</meta:editing-cycles>
    <meta:document-statistic meta:table-count="0" meta:image-count="0" meta:object-count="0" meta:page-count="28" meta:paragraph-count="177" meta:word-count="5673" meta:character-count="45676" meta:non-whitespace-character-count="40144"/>
  </office:meta>
</office:document-meta>
</file>